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264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ampened_20_oscillations">
      <style:table-properties table:display="true" style:writing-mode="lr-tb"/>
    </style:style>
    <style:style style:name="ta3" style:family="table" style:master-page-name="PageStyle_5f_Damp._20_Osc._20_Diag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language="en" fo:country="US" style:text-underline-mode="continuous" style:text-overline-mode="continuous" style:text-line-through-mode="continuous" style:font-name-asian="Cumberland AMT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hne Antrieb, ohne Dämpfu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Frequenz</text:p>
          </table:table-cell>
          <table:table-cell office:value-type="string">
            <text:p>Kreisfrequenz</text:p>
          </table:table-cell>
          <table:table-cell/>
          <table:table-cell office:value-type="string">
            <text:p>Auslenkung initi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1" table:formula="of:=[.D5]/[.C5]" office:value-type="float" office:value="2.04">
            <text:p>2.04</text:p>
          </table:table-cell>
          <table:table-cell table:style-name="ce1" table:formula="of:=2*[.$F$1]*[.E5]" office:value-type="float" office:value="12.8176980266463">
            <text:p>12.8176980266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1" table:formula="of:=[.D6]/[.C6]" office:value-type="float" office:value="2.04">
            <text:p>2.04</text:p>
          </table:table-cell>
          <table:table-cell table:style-name="ce1" table:formula="of:=2*[.$F$1]*[.E6]" office:value-type="float" office:value="12.8176980266463">
            <text:p>12.8176980266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2">
            <text:p>20.2</text:p>
          </table:table-cell>
          <table:table-cell table:style-name="ce1" table:formula="of:=[.D7]/[.C7]" office:value-type="float" office:value="2.02">
            <text:p>2.02</text:p>
          </table:table-cell>
          <table:table-cell table:style-name="ce1" table:formula="of:=2*[.$F$1]*[.E7]" office:value-type="float" office:value="12.6920343205028">
            <text:p>12.6920343205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1" table:formula="of:=[.D8]/[.C8]" office:value-type="float" office:value="2.04">
            <text:p>2.04</text:p>
          </table:table-cell>
          <table:table-cell table:style-name="ce1" table:formula="of:=2*[.$F$1]*[.E8]" office:value-type="float" office:value="12.8176980266463">
            <text:p>12.8176980266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table:formula="of:=[.D11]/[.C11]" office:value-type="float" office:value="2">
            <text:p>2</text:p>
          </table:table-cell>
          <table:table-cell table:style-name="ce1" table:formula="of:=2*[.$F$1]*[.E11]" office:value-type="float" office:value="12.5663706143592">
            <text:p>12.56637061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table:formula="of:=[.D12]/[.C12]" office:value-type="float" office:value="2">
            <text:p>2</text:p>
          </table:table-cell>
          <table:table-cell table:style-name="ce1" table:formula="of:=2*[.$F$1]*[.E12]" office:value-type="float" office:value="12.5663706143592">
            <text:p>12.5663706144</text:p>
          </table:table-cell>
          <table:table-cell table:number-columns-repeated="1018"/>
        </table:table-row>
        <table:table-row table:style-name="ro1">
          <table:table-cell table:number-columns-repeated="16"/>
          <table:table-cell>
            <draw:frame table:end-cell-address="Sheet1.Z42" table:end-x="0.3354in" table:end-y="0.1in" draw:z-index="0" draw:name="Diagramm 1" draw:style-name="gr1" draw:text-style-name="P1" svg:width="8.3429in" svg:height="5.0827in" svg:x="0.0303in" svg:y="0.1528in">
              <draw:object draw:notify-on-update-of-ranges="Sheet1.J16:Sheet1.J36 Sheet1.M16:Sheet1.M36 Sheet1.J40:Sheet1.J49 Sheet1.M40:Sheet1.M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 office:value-type="string">
            <text:p>Kf avg</text:p>
          </table:table-cell>
          <table:table-cell office:value-type="string">
            <text:p>A links</text:p>
          </table:table-cell>
          <table:table-cell office:value-type="string">
            <text:p>A rechts</text:p>
          </table:table-cell>
          <table:table-cell office:value-type="string">
            <text:p>A max mean</text:p>
          </table:table-cell>
          <table:table-cell table:number-columns-repeated="1011"/>
        </table:table-row>
        <table:table-row table:style-name="ro1">
          <table:table-cell office:value-type="string">
            <text:p>I = 0.3A</text:p>
          </table:table-cell>
          <table:table-cell/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  <table:table-cell table:style-name="ce1" table:formula="of:=1/([.D16]/[.$C16])" office:value-type="float" office:value="1.31578947368421">
            <text:p>1.3157894737</text:p>
          </table:table-cell>
          <table:table-cell table:style-name="ce1" table:formula="of:=1/([.E16]/[.$C16])" office:value-type="float" office:value="1.35135135135135">
            <text:p>1.3513513514</text:p>
          </table:table-cell>
          <table:table-cell table:style-name="ce1" table:formula="of:=2*[.$F$1]*[.F16]" office:value-type="float" office:value="8.26734908839419">
            <text:p>8.2673490884</text:p>
          </table:table-cell>
          <table:table-cell table:style-name="ce1" table:formula="of:=2*[.$F$1]*[.G16]" office:value-type="float" office:value="8.49079095564808">
            <text:p>8.4907909556</text:p>
          </table:table-cell>
          <table:table-cell table:style-name="ce1" table:formula="of:=AVERAGE([.H16:.I16])" office:value-type="float" office:value="8.37907002202113">
            <text:p>8.379070022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table:style-name="ce1" table:formula="of:=AVERAGE([.K16:.L16])" office:value-type="float" office:value="0.05">
            <text:p>0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1" table:formula="of:=1/([.D17]/[.$C17])" office:value-type="float" office:value="0.641025641025641">
            <text:p>0.641025641</text:p>
          </table:table-cell>
          <table:table-cell table:style-name="ce1" office:value-type="float" office:value="0">
            <text:p>0</text:p>
          </table:table-cell>
          <table:table-cell table:style-name="ce1" table:formula="of:=2*[.$F$1]*[.F17]" office:value-type="float" office:value="4.02768288921768">
            <text:p>4.0276828892</text:p>
          </table:table-cell>
          <table:table-cell table:style-name="ce1" table:formula="of:=2*[.$F$1]*[.G17]" office:value-type="float" office:value="0">
            <text:p>0</text:p>
          </table:table-cell>
          <table:table-cell table:style-name="ce1" table:formula="of:=[.H17]" office:value-type="float" office:value="4.02768288921768">
            <text:p>4.027682889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style-name="ce1" table:formula="of:=AVERAGE([.K17:.L17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1" table:formula="of:=1/([.D18]/[.$C18])" office:value-type="float" office:value="0.641025641025641">
            <text:p>0.641025641</text:p>
          </table:table-cell>
          <table:table-cell table:style-name="ce1" office:value-type="float" office:value="0">
            <text:p>0</text:p>
          </table:table-cell>
          <table:table-cell table:style-name="ce1" table:formula="of:=2*[.$F$1]*[.F18]" office:value-type="float" office:value="4.02768288921768">
            <text:p>4.0276828892</text:p>
          </table:table-cell>
          <table:table-cell table:style-name="ce1" table:formula="of:=2*[.$F$1]*[.G18]" office:value-type="float" office:value="0">
            <text:p>0</text:p>
          </table:table-cell>
          <table:table-cell table:style-name="ce1" table:formula="of:=[.H18]" office:value-type="float" office:value="4.02768288921768">
            <text:p>4.027682889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1" table:formula="of:=AVERAGE([.K18:.L18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7.8">
            <text:p>17.8</text:p>
          </table:table-cell>
          <table:table-cell/>
          <table:table-cell table:style-name="ce1" table:formula="of:=1/([.D19]/[.$C19])" office:value-type="float" office:value="0.561797752808989">
            <text:p>0.5617977528</text:p>
          </table:table-cell>
          <table:table-cell table:style-name="ce1" office:value-type="float" office:value="0">
            <text:p>0</text:p>
          </table:table-cell>
          <table:table-cell table:style-name="ce1" table:formula="of:=2*[.$F$1]*[.F19]" office:value-type="float" office:value="3.52987938605594">
            <text:p>3.5298793861</text:p>
          </table:table-cell>
          <table:table-cell table:style-name="ce1" table:formula="of:=2*[.$F$1]*[.G19]" office:value-type="float" office:value="0">
            <text:p>0</text:p>
          </table:table-cell>
          <table:table-cell table:style-name="ce1" table:formula="of:=[.H19]" office:value-type="float" office:value="3.52987938605594">
            <text:p>3.529879386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style-name="ce1" table:formula="of:=AVERAGE([.K19:.L19])" office:value-type="float" office:value="1.35">
            <text:p>1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style-name="ce1" table:formula="of:=1/([.D20]/[.$C20])" office:value-type="float" office:value="0.555555555555556">
            <text:p>0.5555555556</text:p>
          </table:table-cell>
          <table:table-cell table:style-name="ce1" office:value-type="float" office:value="0">
            <text:p>0</text:p>
          </table:table-cell>
          <table:table-cell table:style-name="ce1" table:formula="of:=2*[.$F$1]*[.F20]" office:value-type="float" office:value="3.49065850398866">
            <text:p>3.490658504</text:p>
          </table:table-cell>
          <table:table-cell table:style-name="ce1" table:formula="of:=2*[.$F$1]*[.G20]" office:value-type="float" office:value="0">
            <text:p>0</text:p>
          </table:table-cell>
          <table:table-cell table:style-name="ce1" table:formula="of:=[.H20]" office:value-type="float" office:value="3.49065850398866">
            <text:p>3.490658504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style-name="ce1" table:formula="of:=AVERAGE([.K20:.L20])"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table:style-name="ce1" table:formula="of:=1/([.D21]/[.$C21])" office:value-type="float" office:value="0.526315789473684">
            <text:p>0.5263157895</text:p>
          </table:table-cell>
          <table:table-cell table:style-name="ce1" table:formula="of:=1/([.E21]/[.$C21])" office:value-type="float" office:value="0.526315789473684">
            <text:p>0.5263157895</text:p>
          </table:table-cell>
          <table:table-cell table:style-name="ce1" table:formula="of:=2*[.$F$1]*[.F21]" office:value-type="float" office:value="3.30693963535767">
            <text:p>3.3069396354</text:p>
          </table:table-cell>
          <table:table-cell table:style-name="ce1" table:formula="of:=2*[.$F$1]*[.G21]" office:value-type="float" office:value="3.30693963535767">
            <text:p>3.3069396354</text:p>
          </table:table-cell>
          <table:table-cell table:style-name="ce1" table:formula="of:=AVERAGE([.H21:.I21])" office:value-type="float" office:value="3.30693963535767">
            <text:p>3.306939635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style-name="ce1" table:formula="of:=AVERAGE([.K21:.L21])"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.4">
            <text:p>19.4</text:p>
          </table:table-cell>
          <table:table-cell office:value-type="float" office:value="19.5">
            <text:p>19.5</text:p>
          </table:table-cell>
          <table:table-cell table:style-name="ce1" table:formula="of:=1/([.D22]/[.$C22])" office:value-type="float" office:value="0.515463917525773">
            <text:p>0.5154639175</text:p>
          </table:table-cell>
          <table:table-cell table:style-name="ce1" table:formula="of:=1/([.E22]/[.$C22])" office:value-type="float" office:value="0.512820512820513">
            <text:p>0.5128205128</text:p>
          </table:table-cell>
          <table:table-cell table:style-name="ce1" table:formula="of:=2*[.$F$1]*[.F22]" office:value-type="float" office:value="3.23875531297917">
            <text:p>3.238755313</text:p>
          </table:table-cell>
          <table:table-cell table:style-name="ce1" table:formula="of:=2*[.$F$1]*[.G22]" office:value-type="float" office:value="3.22214631137414">
            <text:p>3.2221463114</text:p>
          </table:table-cell>
          <table:table-cell table:style-name="ce1" table:formula="of:=AVERAGE([.H22:.I22])" office:value-type="float" office:value="3.23045081217665">
            <text:p>3.230450812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table:style-name="ce1" table:formula="of:=AVERAGE([.K22:.L22])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1" table:formula="of:=1/([.D23]/[.$C23])" office:value-type="float" office:value="0.5">
            <text:p>0.5</text:p>
          </table:table-cell>
          <table:table-cell table:style-name="ce1" table:formula="of:=1/([.E23]/[.$C23])" office:value-type="float" office:value="0.5">
            <text:p>0.5</text:p>
          </table:table-cell>
          <table:table-cell table:style-name="ce1" table:formula="of:=2*[.$F$1]*[.F23]" office:value-type="float" office:value="3.14159265358979">
            <text:p>3.1415926536</text:p>
          </table:table-cell>
          <table:table-cell table:style-name="ce1" table:formula="of:=2*[.$F$1]*[.G23]" office:value-type="float" office:value="3.14159265358979">
            <text:p>3.1415926536</text:p>
          </table:table-cell>
          <table:table-cell table:style-name="ce1" table:formula="of:=AVERAGE([.H23:.I23])" office:value-type="float" office:value="3.14159265358979">
            <text:p>3.1415926536</text:p>
          </table:table-cell>
          <table:table-cell office:value-type="float" office:value="4.25">
            <text:p>4.25</text:p>
          </table:table-cell>
          <table:table-cell office:value-type="float" office:value="4.45">
            <text:p>4.45</text:p>
          </table:table-cell>
          <table:table-cell table:style-name="ce1" table:formula="of:=AVERAGE([.K23:.L23])" office:value-type="float" office:value="4.35">
            <text:p>4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1" table:formula="of:=1/([.D24]/[.$C24])" office:value-type="float" office:value="0.5">
            <text:p>0.5</text:p>
          </table:table-cell>
          <table:table-cell table:style-name="ce1" table:formula="of:=1/([.E24]/[.$C24])" office:value-type="float" office:value="0.5">
            <text:p>0.5</text:p>
          </table:table-cell>
          <table:table-cell table:style-name="ce1" table:formula="of:=2*[.$F$1]*[.F24]" office:value-type="float" office:value="3.14159265358979">
            <text:p>3.1415926536</text:p>
          </table:table-cell>
          <table:table-cell table:style-name="ce1" table:formula="of:=2*[.$F$1]*[.G24]" office:value-type="float" office:value="3.14159265358979">
            <text:p>3.1415926536</text:p>
          </table:table-cell>
          <table:table-cell table:style-name="ce1" table:formula="of:=AVERAGE([.H24:.I24])" office:value-type="float" office:value="3.14159265358979">
            <text:p>3.1415926536</text:p>
          </table:table-cell>
          <table:table-cell office:value-type="float" office:value="5.05">
            <text:p>5.05</text:p>
          </table:table-cell>
          <table:table-cell office:value-type="float" office:value="5.2">
            <text:p>5.2</text:p>
          </table:table-cell>
          <table:table-cell table:style-name="ce1" table:formula="of:=AVERAGE([.K24:.L24])" office:value-type="float" office:value="5.125">
            <text:p>5.1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1" table:formula="of:=1/([.D25]/[.$C25])" office:value-type="float" office:value="0.5">
            <text:p>0.5</text:p>
          </table:table-cell>
          <table:table-cell table:style-name="ce1" table:formula="of:=1/([.E25]/[.$C25])" office:value-type="float" office:value="0.5">
            <text:p>0.5</text:p>
          </table:table-cell>
          <table:table-cell table:style-name="ce1" table:formula="of:=2*[.$F$1]*[.F25]" office:value-type="float" office:value="3.14159265358979">
            <text:p>3.1415926536</text:p>
          </table:table-cell>
          <table:table-cell table:style-name="ce1" table:formula="of:=2*[.$F$1]*[.G25]" office:value-type="float" office:value="3.14159265358979">
            <text:p>3.1415926536</text:p>
          </table:table-cell>
          <table:table-cell table:style-name="ce1" table:formula="of:=AVERAGE([.H25:.I25])" office:value-type="float" office:value="3.14159265358979">
            <text:p>3.1415926536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table:style-name="ce1" table:formula="of:=AVERAGE([.K25:.L25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2">
            <text:p>20.2</text:p>
          </table:table-cell>
          <table:table-cell table:style-name="ce1" table:formula="of:=1/([.D26]/[.$C26])" office:value-type="float" office:value="0.495049504950495">
            <text:p>0.495049505</text:p>
          </table:table-cell>
          <table:table-cell table:style-name="ce1" table:formula="of:=1/([.E26]/[.$C26])" office:value-type="float" office:value="0.495049504950495">
            <text:p>0.495049505</text:p>
          </table:table-cell>
          <table:table-cell table:style-name="ce1" table:formula="of:=2*[.$F$1]*[.F26]" office:value-type="float" office:value="3.11048777583147">
            <text:p>3.1104877758</text:p>
          </table:table-cell>
          <table:table-cell table:style-name="ce1" table:formula="of:=2*[.$F$1]*[.G26]" office:value-type="float" office:value="3.11048777583147">
            <text:p>3.1104877758</text:p>
          </table:table-cell>
          <table:table-cell table:style-name="ce1" table:formula="of:=AVERAGE([.H26:.I26])" office:value-type="float" office:value="3.11048777583147">
            <text:p>3.1104877758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table:style-name="ce1" table:formula="of:=AVERAGE([.K26:.L26])" office:value-type="float" office:value="6.9">
            <text:p>6.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table:style-name="ce1" table:formula="of:=1/([.D27]/[.$C27])" office:value-type="float" office:value="0.490196078431373">
            <text:p>0.4901960784</text:p>
          </table:table-cell>
          <table:table-cell table:style-name="ce1" table:formula="of:=1/([.E27]/[.$C27])" office:value-type="float" office:value="0.495049504950495">
            <text:p>0.495049505</text:p>
          </table:table-cell>
          <table:table-cell table:style-name="ce1" table:formula="of:=2*[.$F$1]*[.F27]" office:value-type="float" office:value="3.07999279763705">
            <text:p>3.0799927976</text:p>
          </table:table-cell>
          <table:table-cell table:style-name="ce1" table:formula="of:=2*[.$F$1]*[.G27]" office:value-type="float" office:value="3.11048777583147">
            <text:p>3.1104877758</text:p>
          </table:table-cell>
          <table:table-cell table:style-name="ce1" table:formula="of:=AVERAGE([.H27:.I27])" office:value-type="float" office:value="3.09524028673426">
            <text:p>3.0952402867</text:p>
          </table:table-cell>
          <table:table-cell office:value-type="float" office:value="6">
            <text:p>6</text:p>
          </table:table-cell>
          <table:table-cell office:value-type="float" office:value="6.15">
            <text:p>6.15</text:p>
          </table:table-cell>
          <table:table-cell table:style-name="ce1" table:formula="of:=AVERAGE([.K27:.L27])" office:value-type="float" office:value="6.075">
            <text:p>6.075</text:p>
          </table:table-cell>
          <table:table-cell office:value-type="string">
            <text:p>Scwankung I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4">
            <text:p>20.24</text:p>
          </table:table-cell>
          <table:table-cell table:style-name="ce1" table:formula="of:=1/([.D28]/[.$C28])" office:value-type="float" office:value="0.490196078431373">
            <text:p>0.4901960784</text:p>
          </table:table-cell>
          <table:table-cell table:style-name="ce1" table:formula="of:=1/([.E28]/[.$C28])" office:value-type="float" office:value="0.494071146245059">
            <text:p>0.4940711462</text:p>
          </table:table-cell>
          <table:table-cell table:style-name="ce1" table:formula="of:=2*[.$F$1]*[.F28]" office:value-type="float" office:value="3.07999279763705">
            <text:p>3.0799927976</text:p>
          </table:table-cell>
          <table:table-cell table:style-name="ce1" table:formula="of:=2*[.$F$1]*[.G28]" office:value-type="float" office:value="3.10434056678833">
            <text:p>3.1043405668</text:p>
          </table:table-cell>
          <table:table-cell table:style-name="ce1" table:formula="of:=AVERAGE([.H28:.I28])" office:value-type="float" office:value="3.09216668221269">
            <text:p>3.0921666822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 table:style-name="ce1" table:formula="of:=AVERAGE([.K28:.L28])" office:value-type="float" office:value="5.6">
            <text:p>5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4">
            <text:p>20.4</text:p>
          </table:table-cell>
          <table:table-cell table:style-name="ce1" table:formula="of:=1/([.D29]/[.$C29])" office:value-type="float" office:value="0.490196078431373">
            <text:p>0.4901960784</text:p>
          </table:table-cell>
          <table:table-cell table:style-name="ce1" table:formula="of:=1/([.E29]/[.$C29])" office:value-type="float" office:value="0.490196078431373">
            <text:p>0.4901960784</text:p>
          </table:table-cell>
          <table:table-cell table:style-name="ce1" table:formula="of:=2*[.$F$1]*[.F29]" office:value-type="float" office:value="3.07999279763705">
            <text:p>3.0799927976</text:p>
          </table:table-cell>
          <table:table-cell table:style-name="ce1" table:formula="of:=2*[.$F$1]*[.G29]" office:value-type="float" office:value="3.07999279763705">
            <text:p>3.0799927976</text:p>
          </table:table-cell>
          <table:table-cell table:style-name="ce1" table:formula="of:=AVERAGE([.H29:.I29])" office:value-type="float" office:value="3.07999279763705">
            <text:p>3.0799927976</text:p>
          </table:table-cell>
          <table:table-cell office:value-type="float" office:value="6.15">
            <text:p>6.15</text:p>
          </table:table-cell>
          <table:table-cell office:value-type="float" office:value="6.3">
            <text:p>6.3</text:p>
          </table:table-cell>
          <table:table-cell table:style-name="ce1" table:formula="of:=AVERAGE([.K29:.L29])" office:value-type="float" office:value="6.225">
            <text:p>6.2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6">
            <text:p>20.6</text:p>
          </table:table-cell>
          <table:table-cell table:style-name="ce1" table:formula="of:=1/([.D30]/[.$C30])" office:value-type="float" office:value="0.485436893203883">
            <text:p>0.4854368932</text:p>
          </table:table-cell>
          <table:table-cell table:style-name="ce1" table:formula="of:=1/([.E30]/[.$C30])" office:value-type="float" office:value="0.485436893203883">
            <text:p>0.4854368932</text:p>
          </table:table-cell>
          <table:table-cell table:style-name="ce1" table:formula="of:=2*[.$F$1]*[.F30]" office:value-type="float" office:value="3.05008995494154">
            <text:p>3.0500899549</text:p>
          </table:table-cell>
          <table:table-cell table:style-name="ce1" table:formula="of:=2*[.$F$1]*[.G30]" office:value-type="float" office:value="3.05008995494154">
            <text:p>3.0500899549</text:p>
          </table:table-cell>
          <table:table-cell table:style-name="ce1" table:formula="of:=AVERAGE([.H30:.I30])" office:value-type="float" office:value="3.05008995494154">
            <text:p>3.0500899549</text:p>
          </table:table-cell>
          <table:table-cell office:value-type="float" office:value="4.9">
            <text:p>4.9</text:p>
          </table:table-cell>
          <table:table-cell office:value-type="float" office:value="5.05">
            <text:p>5.05</text:p>
          </table:table-cell>
          <table:table-cell table:style-name="ce1" table:formula="of:=AVERAGE([.K30:.L30])" office:value-type="float" office:value="4.975">
            <text:p>4.9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1.2">
            <text:p>21.2</text:p>
          </table:table-cell>
          <table:table-cell table:style-name="ce1" table:formula="of:=1/([.D31]/[.$C31])" office:value-type="float" office:value="0.471698113207547">
            <text:p>0.4716981132</text:p>
          </table:table-cell>
          <table:table-cell table:style-name="ce1" table:formula="of:=1/([.E31]/[.$C31])" office:value-type="float" office:value="0.471698113207547">
            <text:p>0.4716981132</text:p>
          </table:table-cell>
          <table:table-cell table:style-name="ce1" table:formula="of:=2*[.$F$1]*[.F31]" office:value-type="float" office:value="2.96376665432999">
            <text:p>2.9637666543</text:p>
          </table:table-cell>
          <table:table-cell table:style-name="ce1" table:formula="of:=2*[.$F$1]*[.G31]" office:value-type="float" office:value="2.96376665432999">
            <text:p>2.9637666543</text:p>
          </table:table-cell>
          <table:table-cell table:style-name="ce1" table:formula="of:=AVERAGE([.H31:.I31])" office:value-type="float" office:value="2.96376665432999">
            <text:p>2.9637666543</text:p>
          </table:table-cell>
          <table:table-cell office:value-type="float" office:value="3.05">
            <text:p>3.05</text:p>
          </table:table-cell>
          <table:table-cell office:value-type="float" office:value="3.3">
            <text:p>3.3</text:p>
          </table:table-cell>
          <table:table-cell table:style-name="ce1" table:formula="of:=AVERAGE([.K31:.L31])" office:value-type="float" office:value="3.175">
            <text:p>3.1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table:style-name="ce1" table:formula="of:=1/([.D32]/[.$C32])" office:value-type="float" office:value="0.467289719626168">
            <text:p>0.4672897196</text:p>
          </table:table-cell>
          <table:table-cell table:style-name="ce1" table:formula="of:=1/([.E32]/[.$C32])" office:value-type="float" office:value="0.471698113207547">
            <text:p>0.4716981132</text:p>
          </table:table-cell>
          <table:table-cell table:style-name="ce1" table:formula="of:=2*[.$F$1]*[.F32]" office:value-type="float" office:value="2.93606790055121">
            <text:p>2.9360679006</text:p>
          </table:table-cell>
          <table:table-cell table:style-name="ce1" table:formula="of:=2*[.$F$1]*[.G32]" office:value-type="float" office:value="2.96376665432999">
            <text:p>2.9637666543</text:p>
          </table:table-cell>
          <table:table-cell table:style-name="ce1" table:formula="of:=AVERAGE([.H32:.I32])" office:value-type="float" office:value="2.9499172774406">
            <text:p>2.9499172774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table:style-name="ce1" table:formula="of:=AVERAGE([.K32:.L32])" office:value-type="float" office:value="3.075">
            <text:p>3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/>
          <table:table-cell table:style-name="ce1" table:formula="of:=1/([.D33]/[.$C33])" office:value-type="float" office:value="0.458715596330275">
            <text:p>0.4587155963</text:p>
          </table:table-cell>
          <table:table-cell table:style-name="ce1" office:value-type="float" office:value="0">
            <text:p>0</text:p>
          </table:table-cell>
          <table:table-cell table:style-name="ce1" table:formula="of:=2*[.$F$1]*[.F33]" office:value-type="float" office:value="2.8821950950365">
            <text:p>2.882195095</text:p>
          </table:table-cell>
          <table:table-cell table:style-name="ce1" table:formula="of:=2*[.$F$1]*[.G33]" office:value-type="float" office:value="0">
            <text:p>0</text:p>
          </table:table-cell>
          <table:table-cell table:style-name="ce1" table:formula="of:=[.H33]" office:value-type="float" office:value="2.8821950950365">
            <text:p>2.882195095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style-name="ce1" table:formula="of:=AVERAGE([.K33:.L33])" office:value-type="float" office:value="2.15">
            <text:p>2.1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3.2">
            <text:p>23.2</text:p>
          </table:table-cell>
          <table:table-cell/>
          <table:table-cell table:style-name="ce1" table:formula="of:=1/([.D34]/[.$C34])" office:value-type="float" office:value="0.431034482758621">
            <text:p>0.4310344828</text:p>
          </table:table-cell>
          <table:table-cell table:style-name="ce1" office:value-type="float" office:value="0">
            <text:p>0</text:p>
          </table:table-cell>
          <table:table-cell table:style-name="ce1" table:formula="of:=2*[.$F$1]*[.F34]" office:value-type="float" office:value="2.70826952895672">
            <text:p>2.708269529</text:p>
          </table:table-cell>
          <table:table-cell table:style-name="ce1" table:formula="of:=2*[.$F$1]*[.G34]" office:value-type="float" office:value="0">
            <text:p>0</text:p>
          </table:table-cell>
          <table:table-cell table:style-name="ce1" table:formula="of:=[.H34]" office:value-type="float" office:value="2.70826952895672">
            <text:p>2.70826952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table:style-name="ce1" table:formula="of:=AVERAGE([.K34:.L34])"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4.4">
            <text:p>24.4</text:p>
          </table:table-cell>
          <table:table-cell/>
          <table:table-cell table:style-name="ce1" table:formula="of:=1/([.D35]/[.$C35])" office:value-type="float" office:value="0.40983606557377">
            <text:p>0.4098360656</text:p>
          </table:table-cell>
          <table:table-cell table:style-name="ce1" office:value-type="float" office:value="0">
            <text:p>0</text:p>
          </table:table-cell>
          <table:table-cell table:style-name="ce1" table:formula="of:=2*[.$F$1]*[.F35]" office:value-type="float" office:value="2.5750759455654">
            <text:p>2.5750759456</text:p>
          </table:table-cell>
          <table:table-cell table:style-name="ce1" table:formula="of:=2*[.$F$1]*[.G35]" office:value-type="float" office:value="0">
            <text:p>0</text:p>
          </table:table-cell>
          <table:table-cell table:style-name="ce1" table:formula="of:=[.H35]" office:value-type="float" office:value="2.5750759455654">
            <text:p>2.5750759456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style-name="ce1" table:formula="of:=AVERAGE([.K35:.L35])" office:value-type="float" office:value="1.2">
            <text:p>1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7.4">
            <text:p>37.4</text:p>
          </table:table-cell>
          <table:table-cell/>
          <table:table-cell table:style-name="ce1" table:formula="of:=1/([.D36]/[.$C36])" office:value-type="float" office:value="0.267379679144385">
            <text:p>0.2673796791</text:p>
          </table:table-cell>
          <table:table-cell table:style-name="ce1" office:value-type="float" office:value="0">
            <text:p>0</text:p>
          </table:table-cell>
          <table:table-cell table:style-name="ce1" table:formula="of:=2*[.$F$1]*[.F36]" office:value-type="float" office:value="1.67999607143839">
            <text:p>1.6799960714</text:p>
          </table:table-cell>
          <table:table-cell table:style-name="ce1" table:formula="of:=2*[.$F$1]*[.G36]" office:value-type="float" office:value="0">
            <text:p>0</text:p>
          </table:table-cell>
          <table:table-cell table:style-name="ce1" table:formula="of:=[.H36]" office:value-type="float" office:value="1.67999607143839">
            <text:p>1.679996071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1" table:formula="of:=AVERAGE([.K36:.L36])" office:value-type="float" office:value="0.65">
            <text:p>0.6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.8A</text:p>
          </table:table-cell>
          <table:table-cell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/>
          <table:table-cell office:value-type="string">
            <text:p>A links</text:p>
          </table:table-cell>
          <table:table-cell office:value-type="string">
            <text:p>A recht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6.8">
            <text:p>6.8</text:p>
          </table:table-cell>
          <table:table-cell table:style-name="ce1" table:formula="of:=1/([.D40]/[.$C40])" office:value-type="float" office:value="0.735294117647059">
            <text:p>0.7352941176</text:p>
          </table:table-cell>
          <table:table-cell table:style-name="ce1" table:formula="of:=1/([.E40]/[.$C40])" office:value-type="float" office:value="0.735294117647059">
            <text:p>0.7352941176</text:p>
          </table:table-cell>
          <table:table-cell table:style-name="ce1" table:formula="of:=2*[.$F$1]*[.F40]" office:value-type="float" office:value="4.61998919645557">
            <text:p>4.6199891965</text:p>
          </table:table-cell>
          <table:table-cell table:style-name="ce1" table:formula="of:=2*[.$F$1]*[.G40]" office:value-type="float" office:value="4.61998919645557">
            <text:p>4.6199891965</text:p>
          </table:table-cell>
          <table:table-cell table:style-name="ce1" table:formula="of:=AVERAGE([.H40:.I40])" office:value-type="float" office:value="4.61998919645557">
            <text:p>4.619989196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style-name="ce1" table:formula="of:=AVERAGE([.K40:.L40])" office:value-type="float" office:value="0.2">
            <text:p>0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.4">
            <text:p>8.4</text:p>
          </table:table-cell>
          <table:table-cell office:value-type="float" office:value="8.5">
            <text:p>8.5</text:p>
          </table:table-cell>
          <table:table-cell table:style-name="ce1" table:formula="of:=1/([.D41]/[.$C41])" office:value-type="float" office:value="0.595238095238095">
            <text:p>0.5952380952</text:p>
          </table:table-cell>
          <table:table-cell table:style-name="ce1" table:formula="of:=1/([.E41]/[.$C41])" office:value-type="float" office:value="0.588235294117647">
            <text:p>0.5882352941</text:p>
          </table:table-cell>
          <table:table-cell table:style-name="ce1" table:formula="of:=2*[.$F$1]*[.F41]" office:value-type="float" office:value="3.73999125427356">
            <text:p>3.7399912543</text:p>
          </table:table-cell>
          <table:table-cell table:style-name="ce1" table:formula="of:=2*[.$F$1]*[.G41]" office:value-type="float" office:value="3.69599135716446">
            <text:p>3.6959913572</text:p>
          </table:table-cell>
          <table:table-cell table:style-name="ce1" table:formula="of:=AVERAGE([.H41:.I41])" office:value-type="float" office:value="3.71799130571901">
            <text:p>3.7179913057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table:style-name="ce1" table:formula="of:=AVERAGE([.K41:.L41])" office:value-type="float" office:value="0.525">
            <text:p>0.5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table:style-name="ce1" table:formula="of:=1/([.D42]/[.$C42])" office:value-type="float" office:value="0.543478260869565">
            <text:p>0.5434782609</text:p>
          </table:table-cell>
          <table:table-cell table:style-name="ce1" table:formula="of:=1/([.E42]/[.$C42])" office:value-type="float" office:value="0.555555555555556">
            <text:p>0.5555555556</text:p>
          </table:table-cell>
          <table:table-cell table:style-name="ce1" table:formula="of:=2*[.$F$1]*[.F42]" office:value-type="float" office:value="3.41477462346716">
            <text:p>3.4147746235</text:p>
          </table:table-cell>
          <table:table-cell table:style-name="ce1" table:formula="of:=2*[.$F$1]*[.G42]" office:value-type="float" office:value="3.49065850398866">
            <text:p>3.490658504</text:p>
          </table:table-cell>
          <table:table-cell table:style-name="ce1" table:formula="of:=AVERAGE([.H42:.I42])" office:value-type="float" office:value="3.45271656372791">
            <text:p>3.452716563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1" table:formula="of:=AVERAGE([.K42:.L42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9.6">
            <text:p>9.6</text:p>
          </table:table-cell>
          <table:table-cell table:style-name="ce1" table:formula="of:=1/([.D43]/[.$C43])" office:value-type="float" office:value="0.520833333333333">
            <text:p>0.5208333333</text:p>
          </table:table-cell>
          <table:table-cell table:style-name="ce1" table:formula="of:=1/([.E43]/[.$C43])" office:value-type="float" office:value="0.520833333333333">
            <text:p>0.5208333333</text:p>
          </table:table-cell>
          <table:table-cell table:style-name="ce1" table:formula="of:=2*[.$F$1]*[.F43]" office:value-type="float" office:value="3.27249234748936">
            <text:p>3.2724923475</text:p>
          </table:table-cell>
          <table:table-cell table:style-name="ce1" table:formula="of:=2*[.$F$1]*[.G43]" office:value-type="float" office:value="3.27249234748936">
            <text:p>3.2724923475</text:p>
          </table:table-cell>
          <table:table-cell table:style-name="ce1" table:formula="of:=AVERAGE([.H43:.I43])" office:value-type="float" office:value="3.27249234748936">
            <text:p>3.272492347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style-name="ce1" table:formula="of:=AVERAGE([.K43:.L43])" office:value-type="float" office:value="0.8">
            <text:p>0.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2">
            <text:p>10.2</text:p>
          </table:table-cell>
          <table:table-cell/>
          <table:table-cell table:style-name="ce1" table:formula="of:=1/([.D44]/[.$C44])" office:value-type="float" office:value="0.490196078431373">
            <text:p>0.4901960784</text:p>
          </table:table-cell>
          <table:table-cell table:style-name="ce1" table:formula="of:=1/([.E44]/[.$C44])" office:value-type="float" office:value="0">
            <text:p>#DIV/0!</text:p>
          </table:table-cell>
          <table:table-cell table:style-name="ce1" table:formula="of:=2*[.$F$1]*[.F44]" office:value-type="float" office:value="3.07999279763705">
            <text:p>3.0799927976</text:p>
          </table:table-cell>
          <table:table-cell table:style-name="ce1" table:formula="of:=2*[.$F$1]*[.G44]" office:value-type="float" office:value="0">
            <text:p>#DIV/0!</text:p>
          </table:table-cell>
          <table:table-cell table:style-name="ce1" table:formula="of:=[.H44]" office:value-type="float" office:value="3.07999279763705">
            <text:p>3.0799927976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style-name="ce1" table:formula="of:=AVERAGE([.K44:.L44])" office:value-type="float" office:value="1.075">
            <text:p>1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10.2">
            <text:p>10.2</text:p>
          </table:table-cell>
          <table:table-cell table:style-name="ce1" table:formula="of:=1/([.D45]/[.$C45])" office:value-type="float" office:value="0.471698113207547">
            <text:p>0.4716981132</text:p>
          </table:table-cell>
          <table:table-cell table:style-name="ce1" table:formula="of:=1/([.E45]/[.$C45])" office:value-type="float" office:value="0.490196078431373">
            <text:p>0.4901960784</text:p>
          </table:table-cell>
          <table:table-cell table:style-name="ce1" table:formula="of:=2*[.$F$1]*[.F45]" office:value-type="float" office:value="2.96376665432999">
            <text:p>2.9637666543</text:p>
          </table:table-cell>
          <table:table-cell table:style-name="ce1" table:formula="of:=2*[.$F$1]*[.G45]" office:value-type="float" office:value="3.07999279763705">
            <text:p>3.0799927976</text:p>
          </table:table-cell>
          <table:table-cell table:style-name="ce1" table:formula="of:=AVERAGE([.H45:.I45])" office:value-type="float" office:value="3.02187972598352">
            <text:p>3.021879726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style-name="ce1" table:formula="of:=AVERAGE([.K45:.L45])"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2.2">
            <text:p>12.2</text:p>
          </table:table-cell>
          <table:table-cell table:style-name="ce1" table:formula="of:=1/([.D46]/[.$C46])" office:value-type="float" office:value="0.40983606557377">
            <text:p>0.4098360656</text:p>
          </table:table-cell>
          <table:table-cell table:style-name="ce1" table:formula="of:=1/([.E46]/[.$C46])" office:value-type="float" office:value="0.40983606557377">
            <text:p>0.4098360656</text:p>
          </table:table-cell>
          <table:table-cell table:style-name="ce1" table:formula="of:=2*[.$F$1]*[.F46]" office:value-type="float" office:value="2.5750759455654">
            <text:p>2.5750759456</text:p>
          </table:table-cell>
          <table:table-cell table:style-name="ce1" table:formula="of:=2*[.$F$1]*[.G46]" office:value-type="float" office:value="2.5750759455654">
            <text:p>2.5750759456</text:p>
          </table:table-cell>
          <table:table-cell table:style-name="ce1" table:formula="of:=AVERAGE([.H46:.I46])" office:value-type="float" office:value="2.5750759455654">
            <text:p>2.5750759456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table:style-name="ce1" table:formula="of:=AVERAGE([.K46:.L46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style-name="ce1" table:formula="of:=1/([.D47]/[.$C47])" office:value-type="float" office:value="0.384615384615385">
            <text:p>0.3846153846</text:p>
          </table:table-cell>
          <table:table-cell table:style-name="ce1" table:formula="of:=1/([.E47]/[.$C47])" office:value-type="float" office:value="0.384615384615385">
            <text:p>0.3846153846</text:p>
          </table:table-cell>
          <table:table-cell table:style-name="ce1" table:formula="of:=2*[.$F$1]*[.F47]" office:value-type="float" office:value="2.41660973353061">
            <text:p>2.4166097335</text:p>
          </table:table-cell>
          <table:table-cell table:style-name="ce1" table:formula="of:=2*[.$F$1]*[.G47]" office:value-type="float" office:value="2.41660973353061">
            <text:p>2.4166097335</text:p>
          </table:table-cell>
          <table:table-cell table:style-name="ce1" table:formula="of:=AVERAGE([.H47:.I47])" office:value-type="float" office:value="2.41660973353061">
            <text:p>2.4166097335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style-name="ce1" table:formula="of:=AVERAGE([.K47:.L47])" office:value-type="float" office:value="0.65">
            <text:p>0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table:style-name="ce1" table:formula="of:=1/([.D48]/[.$C48])" office:value-type="float" office:value="0.357142857142857">
            <text:p>0.3571428571</text:p>
          </table:table-cell>
          <table:table-cell table:style-name="ce1" table:formula="of:=1/([.E48]/[.$C48])" office:value-type="float" office:value="0.357142857142857">
            <text:p>0.3571428571</text:p>
          </table:table-cell>
          <table:table-cell table:style-name="ce1" table:formula="of:=2*[.$F$1]*[.F48]" office:value-type="float" office:value="2.24399475256414">
            <text:p>2.2439947526</text:p>
          </table:table-cell>
          <table:table-cell table:style-name="ce1" table:formula="of:=2*[.$F$1]*[.G48]" office:value-type="float" office:value="2.24399475256414">
            <text:p>2.2439947526</text:p>
          </table:table-cell>
          <table:table-cell table:style-name="ce1" table:formula="of:=AVERAGE([.H48:.I48])" office:value-type="float" office:value="2.24399475256414">
            <text:p>2.243994752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style-name="ce1" table:formula="of:=AVERAGE([.K48:.L48])" office:value-type="float" office:value="0.55">
            <text:p>0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table:style-name="ce1" table:formula="of:=1/([.D49]/[.$C49])" office:value-type="float" office:value="0.324675324675325">
            <text:p>0.3246753247</text:p>
          </table:table-cell>
          <table:table-cell table:style-name="ce1" table:formula="of:=1/([.E49]/[.$C49])" office:value-type="float" office:value="0.328947368421053">
            <text:p>0.3289473684</text:p>
          </table:table-cell>
          <table:table-cell table:style-name="ce1" table:formula="of:=2*[.$F$1]*[.F49]" office:value-type="float" office:value="2.03999522960376">
            <text:p>2.0399952296</text:p>
          </table:table-cell>
          <table:table-cell table:style-name="ce1" table:formula="of:=2*[.$F$1]*[.G49]" office:value-type="float" office:value="2.06683727209855">
            <text:p>2.0668372721</text:p>
          </table:table-cell>
          <table:table-cell table:style-name="ce1" table:formula="of:=AVERAGE([.H49:.I49])" office:value-type="float" office:value="2.05341625085115">
            <text:p>2.0534162509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table:style-name="ce1" table:formula="of:=AVERAGE([.K49:.L49])" office:value-type="float" office:value="0.475">
            <text:p>0.475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 office:value-type="float" office:value="3.1108">
            <text:p>3.110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3.0419">
            <text:p>3.0419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formula="of:=AVERAGE([.M57:.M58])" office:value-type="float" office:value="3.07635">
            <text:p>3.07635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STDEV([.M57:.M58])" office:value-type="float" office:value="0.0487196572237533">
            <text:p>0.0487196572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1/2*[.M60]" office:value-type="float" office:value="0.0243598286118766">
            <text:p>0.0243598286</text:p>
          </table:table-cell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ened oscillations" table:style-name="ta2">
        <table:table-column table:style-name="co3" table:number-columns-repeated="1024" table:default-cell-style-name="Default"/>
        <table:table-row table:style-name="ro1">
          <table:table-cell office:value-type="string">
            <text:p>Amplitudenverläufe gedämpfte Schwing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 [A]</text:p>
          </table:table-cell>
          <table:table-cell office:value-type="float" office:value="0.65">
            <text:p>0.6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8">
            <text:p>0.8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3">
            <text:p>0.3</text:p>
          </table:table-cell>
          <table:table-cell table:number-columns-repeated="1001"/>
        </table:table-row>
        <table:table-row table:style-name="ro1"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66">
            <text:p>2.066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1001"/>
        </table:table-row>
        <table:table-row table:style-name="ro1">
          <table:table-cell office:value-type="string">
            <text:p>Omega [Hz]</text:p>
          </table:table-cell>
          <table:table-cell table:formula="of:=2*3.14159265358979/[.B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I4]" office:value-type="float" office:value="3.04123199766679">
            <text:p>3.0412319977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P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W4]" office:value-type="float" office:value="3.07999279763705">
            <text:p>3.0799927976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 table:number-columns-repeated="997"/>
        </table:table-row>
        <table:table-row table:style-name="ro1"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B7:.C7])" office:value-type="float" office:value="6">
            <text:p>6</text:p>
          </table:table-cell>
          <table:table-cell table:style-name="ce1" table:formula="of:=STDEV([.B7:.C7])" office:value-type="float" office:value="0">
            <text:p>0</text:p>
          </table:table-cell>
          <table:table-cell table:style-name="ce1" table:formula="of:=[.E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I7:.J7])" office:value-type="float" office:value="6">
            <text:p>6</text:p>
          </table:table-cell>
          <table:table-cell table:style-name="ce1" table:formula="of:=STDEV([.I7:.J7])" office:value-type="float" office:value="0">
            <text:p>0</text:p>
          </table:table-cell>
          <table:table-cell table:style-name="ce1" table:formula="of:=[.L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P7:.Q7])" office:value-type="float" office:value="6">
            <text:p>6</text:p>
          </table:table-cell>
          <table:table-cell table:style-name="ce1" table:formula="of:=STDEV([.P7:.Q7])" office:value-type="float" office:value="0">
            <text:p>0</text:p>
          </table:table-cell>
          <table:table-cell table:style-name="ce1" table:formula="of:=[.S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W7:.X7])" office:value-type="float" office:value="6">
            <text:p>6</text:p>
          </table:table-cell>
          <table:table-cell table:style-name="ce1" table:formula="of:=STDEV([.W7:.X7])" office:value-type="float" office:value="0">
            <text:p>0</text:p>
          </table:table-cell>
          <table:table-cell table:style-name="ce1" table:formula="of:=[.Z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7]+[.$B$4]/2" office:value-type="float" office:value="1.02">
            <text:p>1.02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style-name="ce1" table:formula="of:=AVERAGE([.B8:.C8])" office:value-type="float" office:value="4.75">
            <text:p>4.75</text:p>
          </table:table-cell>
          <table:table-cell table:style-name="ce1" table:formula="of:=STDEV([.B8:.C8])" office:value-type="float" office:value="0.0707106781186545">
            <text:p>0.0707106781</text:p>
          </table:table-cell>
          <table:table-cell table:style-name="ce1" table:formula="of:=[.E8]/SQRT(2)" office:value-type="float" office:value="0.0499999999999998">
            <text:p>0.05</text:p>
          </table:table-cell>
          <table:table-cell/>
          <table:table-cell table:style-name="ce1" table:formula="of:=[.H7]+[.$B$4]/2" office:value-type="float" office:value="1.02">
            <text:p>1.02</text:p>
          </table:table-cell>
          <table:table-cell office:value-type="float" office:value="4.25">
            <text:p>4.25</text:p>
          </table:table-cell>
          <table:table-cell office:value-type="float" office:value="4.3">
            <text:p>4.3</text:p>
          </table:table-cell>
          <table:table-cell table:style-name="ce1" table:formula="of:=AVERAGE([.I8:.J8])" office:value-type="float" office:value="4.275">
            <text:p>4.275</text:p>
          </table:table-cell>
          <table:table-cell table:style-name="ce1" table:formula="of:=STDEV([.I8:.J8])" office:value-type="float" office:value="0.0353553390593272">
            <text:p>0.0353553391</text:p>
          </table:table-cell>
          <table:table-cell table:style-name="ce1" table:formula="of:=[.L8]/SQRT(2)" office:value-type="float" office:value="0.0249999999999999">
            <text:p>0.025</text:p>
          </table:table-cell>
          <table:table-cell/>
          <table:table-cell table:style-name="ce1" table:formula="of:=[.O7]+[.$B$4]/2" office:value-type="float" office:value="1.02">
            <text:p>1.02</text:p>
          </table:table-cell>
          <table:table-cell table:number-columns-repeated="2" office:value-type="float" office:value="5.2">
            <text:p>5.2</text:p>
          </table:table-cell>
          <table:table-cell table:style-name="ce1" table:formula="of:=AVERAGE([.P8:.Q8])" office:value-type="float" office:value="5.2">
            <text:p>5.2</text:p>
          </table:table-cell>
          <table:table-cell table:style-name="ce1" table:formula="of:=STDEV([.P8:.Q8])" office:value-type="float" office:value="0">
            <text:p>0</text:p>
          </table:table-cell>
          <table:table-cell table:style-name="ce1" table:formula="of:=[.S8]/SQRT(2)" office:value-type="float" office:value="0">
            <text:p>0</text:p>
          </table:table-cell>
          <table:table-cell/>
          <table:table-cell table:style-name="ce1" table:formula="of:=[.V7]+[.$B$4]/2" office:value-type="float" office:value="1.02">
            <text:p>1.02</text:p>
          </table:table-cell>
          <table:table-cell table:number-columns-repeated="2" office:value-type="float" office:value="5.7">
            <text:p>5.7</text:p>
          </table:table-cell>
          <table:table-cell table:style-name="ce1" table:formula="of:=AVERAGE([.W8:.X8])" office:value-type="float" office:value="5.7">
            <text:p>5.7</text:p>
          </table:table-cell>
          <table:table-cell table:style-name="ce1" table:formula="of:=STDEV([.W8:.X8])" office:value-type="float" office:value="0">
            <text:p>0</text:p>
          </table:table-cell>
          <table:table-cell table:style-name="ce1" table:formula="of:=[.Z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8]+[.$B$4]/2" office:value-type="float" office:value="2.04">
            <text:p>2.04</text:p>
          </table:table-cell>
          <table:table-cell office:value-type="float" office:value="3.8">
            <text:p>3.8</text:p>
          </table:table-cell>
          <table:table-cell office:value-type="float" office:value="3.75">
            <text:p>3.75</text:p>
          </table:table-cell>
          <table:table-cell table:style-name="ce1" table:formula="of:=AVERAGE([.B9:.C9])" office:value-type="float" office:value="3.775">
            <text:p>3.775</text:p>
          </table:table-cell>
          <table:table-cell table:style-name="ce1" table:formula="of:=STDEV([.B9:.C9])" office:value-type="float" office:value="0.0353553390593272">
            <text:p>0.0353553391</text:p>
          </table:table-cell>
          <table:table-cell table:style-name="ce1" table:formula="of:=[.E9]/SQRT(2)" office:value-type="float" office:value="0.0249999999999999">
            <text:p>0.025</text:p>
          </table:table-cell>
          <table:table-cell/>
          <table:table-cell table:style-name="ce1" table:formula="of:=[.H8]+[.$B$4]/2" office:value-type="float" office:value="2.04">
            <text:p>2.04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table:style-name="ce1" table:formula="of:=AVERAGE([.I9:.J9])" office:value-type="float" office:value="3.025">
            <text:p>3.025</text:p>
          </table:table-cell>
          <table:table-cell table:style-name="ce1" table:formula="of:=STDEV([.I9:.J9])" office:value-type="float" office:value="0.0353553390593272">
            <text:p>0.0353553391</text:p>
          </table:table-cell>
          <table:table-cell table:style-name="ce1" table:formula="of:=[.L9]/SQRT(2)" office:value-type="float" office:value="0.0249999999999999">
            <text:p>0.025</text:p>
          </table:table-cell>
          <table:table-cell/>
          <table:table-cell table:style-name="ce1" table:formula="of:=[.O8]+[.$B$4]/2" office:value-type="float" office:value="2.04">
            <text:p>2.04</text:p>
          </table:table-cell>
          <table:table-cell table:number-columns-repeated="2" office:value-type="float" office:value="4.5">
            <text:p>4.5</text:p>
          </table:table-cell>
          <table:table-cell table:style-name="ce1" table:formula="of:=AVERAGE([.P9:.Q9])" office:value-type="float" office:value="4.5">
            <text:p>4.5</text:p>
          </table:table-cell>
          <table:table-cell table:style-name="ce1" table:formula="of:=STDEV([.P9:.Q9])" office:value-type="float" office:value="0">
            <text:p>0</text:p>
          </table:table-cell>
          <table:table-cell table:style-name="ce1" table:formula="of:=[.S9]/SQRT(2)" office:value-type="float" office:value="0">
            <text:p>0</text:p>
          </table:table-cell>
          <table:table-cell/>
          <table:table-cell table:style-name="ce1" table:formula="of:=[.V8]+[.$B$4]/2" office:value-type="float" office:value="2.04">
            <text:p>2.0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style-name="ce1" table:formula="of:=AVERAGE([.W9:.X9])" office:value-type="float" office:value="5.25">
            <text:p>5.25</text:p>
          </table:table-cell>
          <table:table-cell table:style-name="ce1" table:formula="of:=STDEV([.W9:.X9])" office:value-type="float" office:value="0.0707106781186545">
            <text:p>0.0707106781</text:p>
          </table:table-cell>
          <table:table-cell table:style-name="ce1" table:formula="of:=[.Z9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9]+[.$B$4]/2" office:value-type="float" office:value="3.06">
            <text:p>3.06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B10:.C10])" office:value-type="float" office:value="3">
            <text:p>3</text:p>
          </table:table-cell>
          <table:table-cell table:style-name="ce1" table:formula="of:=STDEV([.B10:.C10])" office:value-type="float" office:value="0">
            <text:p>0</text:p>
          </table:table-cell>
          <table:table-cell table:style-name="ce1" table:formula="of:=[.E10]/SQRT(2)" office:value-type="float" office:value="0">
            <text:p>0</text:p>
          </table:table-cell>
          <table:table-cell/>
          <table:table-cell table:style-name="ce1" table:formula="of:=[.H9]+[.$B$4]/2" office:value-type="float" office:value="3.06">
            <text:p>3.06</text:p>
          </table:table-cell>
          <table:table-cell office:value-type="float" office:value="2.1">
            <text:p>2.1</text:p>
          </table:table-cell>
          <table:table-cell office:value-type="float" office:value="2.15">
            <text:p>2.15</text:p>
          </table:table-cell>
          <table:table-cell table:style-name="ce1" table:formula="of:=AVERAGE([.I10:.J10])" office:value-type="float" office:value="2.125">
            <text:p>2.125</text:p>
          </table:table-cell>
          <table:table-cell table:style-name="ce1" table:formula="of:=STDEV([.I10:.J10])" office:value-type="float" office:value="0.0353553390593272">
            <text:p>0.0353553391</text:p>
          </table:table-cell>
          <table:table-cell table:style-name="ce1" table:formula="of:=[.L10]/SQRT(2)" office:value-type="float" office:value="0.0249999999999999">
            <text:p>0.025</text:p>
          </table:table-cell>
          <table:table-cell/>
          <table:table-cell table:style-name="ce1" table:formula="of:=[.O9]+[.$B$4]/2" office:value-type="float" office:value="3.06">
            <text:p>3.06</text:p>
          </table:table-cell>
          <table:table-cell table:number-columns-repeated="2" office:value-type="float" office:value="3.95">
            <text:p>3.95</text:p>
          </table:table-cell>
          <table:table-cell table:style-name="ce1" table:formula="of:=AVERAGE([.P10:.Q10])" office:value-type="float" office:value="3.95">
            <text:p>3.95</text:p>
          </table:table-cell>
          <table:table-cell table:style-name="ce1" table:formula="of:=STDEV([.P10:.Q10])" office:value-type="float" office:value="0">
            <text:p>0</text:p>
          </table:table-cell>
          <table:table-cell table:style-name="ce1" table:formula="of:=[.S10]/SQRT(2)" office:value-type="float" office:value="0">
            <text:p>0</text:p>
          </table:table-cell>
          <table:table-cell/>
          <table:table-cell table:style-name="ce1" table:formula="of:=[.V9]+[.$B$4]/2" office:value-type="float" office:value="3.06">
            <text:p>3.06</text:p>
          </table:table-cell>
          <table:table-cell table:number-columns-repeated="2" office:value-type="float" office:value="5">
            <text:p>5</text:p>
          </table:table-cell>
          <table:table-cell table:style-name="ce1" table:formula="of:=AVERAGE([.W10:.X10])" office:value-type="float" office:value="5">
            <text:p>5</text:p>
          </table:table-cell>
          <table:table-cell table:style-name="ce1" table:formula="of:=STDEV([.W10:.X10])" office:value-type="float" office:value="0">
            <text:p>0</text:p>
          </table:table-cell>
          <table:table-cell table:style-name="ce1" table:formula="of:=[.Z1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0]+[.$B$4]/2" office:value-type="float" office:value="4.08">
            <text:p>4.08</text:p>
          </table:table-cell>
          <table:table-cell table:number-columns-repeated="2" office:value-type="float" office:value="2.4">
            <text:p>2.4</text:p>
          </table:table-cell>
          <table:table-cell table:style-name="ce1" table:formula="of:=AVERAGE([.B11:.C11])" office:value-type="float" office:value="2.4">
            <text:p>2.4</text:p>
          </table:table-cell>
          <table:table-cell table:style-name="ce1" table:formula="of:=STDEV([.B11:.C11])" office:value-type="float" office:value="0">
            <text:p>0</text:p>
          </table:table-cell>
          <table:table-cell table:style-name="ce1" table:formula="of:=[.E11]/SQRT(2)" office:value-type="float" office:value="0">
            <text:p>0</text:p>
          </table:table-cell>
          <table:table-cell/>
          <table:table-cell table:style-name="ce1" table:formula="of:=[.H10]+[.$B$4]/2" office:value-type="float" office:value="4.08">
            <text:p>4.08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I11:.J11])" office:value-type="float" office:value="1.5">
            <text:p>1.5</text:p>
          </table:table-cell>
          <table:table-cell table:style-name="ce1" table:formula="of:=STDEV([.I11:.J11])" office:value-type="float" office:value="0">
            <text:p>0</text:p>
          </table:table-cell>
          <table:table-cell table:style-name="ce1" table:formula="of:=[.L11]/SQRT(2)" office:value-type="float" office:value="0">
            <text:p>0</text:p>
          </table:table-cell>
          <table:table-cell/>
          <table:table-cell table:style-name="ce1" table:formula="of:=[.O10]+[.$B$4]/2" office:value-type="float" office:value="4.08">
            <text:p>4.08</text:p>
          </table:table-cell>
          <table:table-cell office:value-type="float" office:value="3.35">
            <text:p>3.35</text:p>
          </table:table-cell>
          <table:table-cell office:value-type="float" office:value="3.4">
            <text:p>3.4</text:p>
          </table:table-cell>
          <table:table-cell table:style-name="ce1" table:formula="of:=AVERAGE([.P11:.Q11])" office:value-type="float" office:value="3.375">
            <text:p>3.375</text:p>
          </table:table-cell>
          <table:table-cell table:style-name="ce1" table:formula="of:=STDEV([.P11:.Q11])" office:value-type="float" office:value="0.0353553390593272">
            <text:p>0.0353553391</text:p>
          </table:table-cell>
          <table:table-cell table:style-name="ce1" table:formula="of:=[.S11]/SQRT(2)" office:value-type="float" office:value="0.0249999999999999">
            <text:p>0.025</text:p>
          </table:table-cell>
          <table:table-cell/>
          <table:table-cell table:style-name="ce1" table:formula="of:=[.V10]+[.$B$4]/2" office:value-type="float" office:value="4.08">
            <text:p>4.08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style-name="ce1" table:formula="of:=AVERAGE([.W11:.X11])" office:value-type="float" office:value="4.75">
            <text:p>4.75</text:p>
          </table:table-cell>
          <table:table-cell table:style-name="ce1" table:formula="of:=STDEV([.W11:.X11])" office:value-type="float" office:value="0.0707106781186545">
            <text:p>0.0707106781</text:p>
          </table:table-cell>
          <table:table-cell table:style-name="ce1" table:formula="of:=[.Z11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11]+[.$B$4]/2"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float" office:value="1.85">
            <text:p>1.85</text:p>
          </table:table-cell>
          <table:table-cell table:style-name="ce1" table:formula="of:=AVERAGE([.B12:.C12])" office:value-type="float" office:value="1.875">
            <text:p>1.875</text:p>
          </table:table-cell>
          <table:table-cell table:style-name="ce1" table:formula="of:=STDEV([.B12:.C12])" office:value-type="float" office:value="0.0353553390593272">
            <text:p>0.0353553391</text:p>
          </table:table-cell>
          <table:table-cell table:style-name="ce1" table:formula="of:=[.E12]/SQRT(2)" office:value-type="float" office:value="0.0249999999999999">
            <text:p>0.025</text:p>
          </table:table-cell>
          <table:table-cell/>
          <table:table-cell table:style-name="ce1" table:formula="of:=[.H11]+[.$B$4]/2" office:value-type="float" office:value="5.1">
            <text:p>5.1</text:p>
          </table:table-cell>
          <table:table-cell table:number-columns-repeated="2" office:value-type="float" office:value="1.05">
            <text:p>1.05</text:p>
          </table:table-cell>
          <table:table-cell table:style-name="ce1" table:formula="of:=AVERAGE([.I12:.J12])" office:value-type="float" office:value="1.05">
            <text:p>1.05</text:p>
          </table:table-cell>
          <table:table-cell table:style-name="ce1" table:formula="of:=STDEV([.I12:.J12])" office:value-type="float" office:value="0">
            <text:p>0</text:p>
          </table:table-cell>
          <table:table-cell table:style-name="ce1" table:formula="of:=[.L12]/SQRT(2)" office:value-type="float" office:value="0">
            <text:p>0</text:p>
          </table:table-cell>
          <table:table-cell/>
          <table:table-cell table:style-name="ce1" table:formula="of:=[.O11]+[.$B$4]/2" office:value-type="float" office:value="5.1">
            <text:p>5.1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table:style-name="ce1" table:formula="of:=AVERAGE([.P12:.Q12])" office:value-type="float" office:value="2.975">
            <text:p>2.975</text:p>
          </table:table-cell>
          <table:table-cell table:style-name="ce1" table:formula="of:=STDEV([.P12:.Q12])" office:value-type="float" office:value="0.0353553390593272">
            <text:p>0.0353553391</text:p>
          </table:table-cell>
          <table:table-cell table:style-name="ce1" table:formula="of:=[.S12]/SQRT(2)" office:value-type="float" office:value="0.0249999999999999">
            <text:p>0.025</text:p>
          </table:table-cell>
          <table:table-cell/>
          <table:table-cell table:style-name="ce1" table:formula="of:=[.V11]+[.$B$4]/2" office:value-type="float" office:value="5.1">
            <text:p>5.1</text:p>
          </table:table-cell>
          <table:table-cell table:number-columns-repeated="2" office:value-type="float" office:value="4.4">
            <text:p>4.4</text:p>
          </table:table-cell>
          <table:table-cell table:style-name="ce1" table:formula="of:=AVERAGE([.W12:.X12])" office:value-type="float" office:value="4.4">
            <text:p>4.4</text:p>
          </table:table-cell>
          <table:table-cell table:style-name="ce1" table:formula="of:=STDEV([.W12:.X12])" office:value-type="float" office:value="0">
            <text:p>0</text:p>
          </table:table-cell>
          <table:table-cell table:style-name="ce1" table:formula="of:=[.Z1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2]+[.$B$4]/2" office:value-type="float" office:value="6.12">
            <text:p>6.12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B13:.C13])" office:value-type="float" office:value="1.5">
            <text:p>1.5</text:p>
          </table:table-cell>
          <table:table-cell table:style-name="ce1" table:formula="of:=STDEV([.B13:.C13])" office:value-type="float" office:value="0">
            <text:p>0</text:p>
          </table:table-cell>
          <table:table-cell table:style-name="ce1" table:formula="of:=[.E13]/SQRT(2)" office:value-type="float" office:value="0">
            <text:p>0</text:p>
          </table:table-cell>
          <table:table-cell/>
          <table:table-cell table:style-name="ce1" table:formula="of:=[.H12]+[.$B$4]/2" office:value-type="float" office:value="6.12">
            <text:p>6.12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table:style-name="ce1" table:formula="of:=AVERAGE([.I13:.J13])" office:value-type="float" office:value="0.725">
            <text:p>0.725</text:p>
          </table:table-cell>
          <table:table-cell table:style-name="ce1" table:formula="of:=STDEV([.I13:.J13])" office:value-type="float" office:value="0.0353553390593273">
            <text:p>0.0353553391</text:p>
          </table:table-cell>
          <table:table-cell table:style-name="ce1" table:formula="of:=[.L13]/SQRT(2)" office:value-type="float" office:value="0.025">
            <text:p>0.025</text:p>
          </table:table-cell>
          <table:table-cell/>
          <table:table-cell table:style-name="ce1" table:formula="of:=[.O12]+[.$B$4]/2" office:value-type="float" office:value="6.12">
            <text:p>6.12</text:p>
          </table:table-cell>
          <table:table-cell table:number-columns-repeated="2" office:value-type="float" office:value="2.55">
            <text:p>2.55</text:p>
          </table:table-cell>
          <table:table-cell table:style-name="ce1" table:formula="of:=AVERAGE([.P13:.Q13])" office:value-type="float" office:value="2.55">
            <text:p>2.55</text:p>
          </table:table-cell>
          <table:table-cell table:style-name="ce1" table:formula="of:=STDEV([.P13:.Q13])" office:value-type="float" office:value="0">
            <text:p>0</text:p>
          </table:table-cell>
          <table:table-cell table:style-name="ce1" table:formula="of:=[.S13]/SQRT(2)" office:value-type="float" office:value="0">
            <text:p>0</text:p>
          </table:table-cell>
          <table:table-cell/>
          <table:table-cell table:style-name="ce1" table:formula="of:=[.V12]+[.$B$4]/2" office:value-type="float" office:value="6.12">
            <text:p>6.12</text:p>
          </table:table-cell>
          <table:table-cell table:number-columns-repeated="2" office:value-type="float" office:value="4.1">
            <text:p>4.1</text:p>
          </table:table-cell>
          <table:table-cell table:style-name="ce1" table:formula="of:=AVERAGE([.W13:.X13])" office:value-type="float" office:value="4.1">
            <text:p>4.1</text:p>
          </table:table-cell>
          <table:table-cell table:style-name="ce1" table:formula="of:=STDEV([.W13:.X13])" office:value-type="float" office:value="0">
            <text:p>0</text:p>
          </table:table-cell>
          <table:table-cell table:style-name="ce1" table:formula="of:=[.Z1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3]+[.$B$4]/2" office:value-type="float" office:value="7.14">
            <text:p>7.14</text:p>
          </table:table-cell>
          <table:table-cell office:value-type="float" office:value="1.15">
            <text:p>1.15</text:p>
          </table:table-cell>
          <table:table-cell office:value-type="float" office:value="1.1">
            <text:p>1.1</text:p>
          </table:table-cell>
          <table:table-cell table:style-name="ce1" table:formula="of:=AVERAGE([.B14:.C14])" office:value-type="float" office:value="1.125">
            <text:p>1.125</text:p>
          </table:table-cell>
          <table:table-cell table:style-name="ce1" table:formula="of:=STDEV([.B14:.C14])" office:value-type="float" office:value="0.0353553390593272">
            <text:p>0.0353553391</text:p>
          </table:table-cell>
          <table:table-cell table:style-name="ce1" table:formula="of:=[.E14]/SQRT(2)" office:value-type="float" office:value="0.0249999999999999">
            <text:p>0.025</text:p>
          </table:table-cell>
          <table:table-cell/>
          <table:table-cell table:style-name="ce1" table:formula="of:=[.H13]+[.$B$4]/2" office:value-type="float" office:value="7.14">
            <text:p>7.14</text:p>
          </table:table-cell>
          <table:table-cell table:number-columns-repeated="2" office:value-type="float" office:value="0.5">
            <text:p>0.5</text:p>
          </table:table-cell>
          <table:table-cell table:style-name="ce1" table:formula="of:=AVERAGE([.I14:.J14])" office:value-type="float" office:value="0.5">
            <text:p>0.5</text:p>
          </table:table-cell>
          <table:table-cell table:style-name="ce1" table:formula="of:=STDEV([.I14:.J14])" office:value-type="float" office:value="0">
            <text:p>0</text:p>
          </table:table-cell>
          <table:table-cell table:style-name="ce1" table:formula="of:=[.L14]/SQRT(2)" office:value-type="float" office:value="0">
            <text:p>0</text:p>
          </table:table-cell>
          <table:table-cell/>
          <table:table-cell table:style-name="ce1" table:formula="of:=[.O13]+[.$B$4]/2" office:value-type="float" office:value="7.14">
            <text:p>7.14</text:p>
          </table:table-cell>
          <table:table-cell office:value-type="float" office:value="2.25">
            <text:p>2.25</text:p>
          </table:table-cell>
          <table:table-cell office:value-type="float" office:value="2.2">
            <text:p>2.2</text:p>
          </table:table-cell>
          <table:table-cell table:style-name="ce1" table:formula="of:=AVERAGE([.P14:.Q14])" office:value-type="float" office:value="2.225">
            <text:p>2.225</text:p>
          </table:table-cell>
          <table:table-cell table:style-name="ce1" table:formula="of:=STDEV([.P14:.Q14])" office:value-type="float" office:value="0.0353553390593272">
            <text:p>0.0353553391</text:p>
          </table:table-cell>
          <table:table-cell table:style-name="ce1" table:formula="of:=[.S14]/SQRT(2)" office:value-type="float" office:value="0.0249999999999999">
            <text:p>0.025</text:p>
          </table:table-cell>
          <table:table-cell/>
          <table:table-cell table:style-name="ce1" table:formula="of:=[.V13]+[.$B$4]/2" office:value-type="float" office:value="7.14">
            <text:p>7.14</text:p>
          </table:table-cell>
          <table:table-cell table:number-columns-repeated="2" office:value-type="float" office:value="3.9">
            <text:p>3.9</text:p>
          </table:table-cell>
          <table:table-cell table:style-name="ce1" table:formula="of:=AVERAGE([.W14:.X14])" office:value-type="float" office:value="3.9">
            <text:p>3.9</text:p>
          </table:table-cell>
          <table:table-cell table:style-name="ce1" table:formula="of:=STDEV([.W14:.X14])" office:value-type="float" office:value="0">
            <text:p>0</text:p>
          </table:table-cell>
          <table:table-cell table:style-name="ce1" table:formula="of:=[.Z1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4]+[.$B$4]/2" office:value-type="float" office:value="8.16">
            <text:p>8.1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B15:.C15])" office:value-type="float" office:value="0.9">
            <text:p>0.9</text:p>
          </table:table-cell>
          <table:table-cell table:style-name="ce1" table:formula="of:=STDEV([.B15:.C15])" office:value-type="float" office:value="0">
            <text:p>0</text:p>
          </table:table-cell>
          <table:table-cell table:style-name="ce1" table:formula="of:=[.E15]/SQRT(2)" office:value-type="float" office:value="0">
            <text:p>0</text:p>
          </table:table-cell>
          <table:table-cell/>
          <table:table-cell table:style-name="ce1" table:formula="of:=[.H14]+[.$B$4]/2" office:value-type="float" office:value="8.16">
            <text:p>8.16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I15:.J15])" office:value-type="float" office:value="0.3">
            <text:p>0.3</text:p>
          </table:table-cell>
          <table:table-cell table:style-name="ce1" table:formula="of:=STDEV([.I15:.J15])" office:value-type="float" office:value="0">
            <text:p>0</text:p>
          </table:table-cell>
          <table:table-cell table:style-name="ce1" table:formula="of:=[.L15]/SQRT(2)" office:value-type="float" office:value="0">
            <text:p>0</text:p>
          </table:table-cell>
          <table:table-cell/>
          <table:table-cell table:style-name="ce1" table:formula="of:=[.O14]+[.$B$4]/2" office:value-type="float" office:value="8.16">
            <text:p>8.16</text:p>
          </table:table-cell>
          <table:table-cell office:value-type="float" office:value="1.8">
            <text:p>1.8</text:p>
          </table:table-cell>
          <table:table-cell office:value-type="float" office:value="1.85">
            <text:p>1.85</text:p>
          </table:table-cell>
          <table:table-cell table:style-name="ce1" table:formula="of:=AVERAGE([.P15:.Q15])" office:value-type="float" office:value="1.825">
            <text:p>1.825</text:p>
          </table:table-cell>
          <table:table-cell table:style-name="ce1" table:formula="of:=STDEV([.P15:.Q15])" office:value-type="float" office:value="0.0353553390593274">
            <text:p>0.0353553391</text:p>
          </table:table-cell>
          <table:table-cell table:style-name="ce1" table:formula="of:=[.S15]/SQRT(2)" office:value-type="float" office:value="0.025">
            <text:p>0.025</text:p>
          </table:table-cell>
          <table:table-cell/>
          <table:table-cell table:style-name="ce1" table:formula="of:=[.V14]+[.$B$4]/2" office:value-type="float" office:value="8.16">
            <text:p>8.16</text:p>
          </table:table-cell>
          <table:table-cell office:value-type="float" office:value="3.6">
            <text:p>3.6</text:p>
          </table:table-cell>
          <table:table-cell office:value-type="float" office:value="3.65">
            <text:p>3.65</text:p>
          </table:table-cell>
          <table:table-cell table:style-name="ce1" table:formula="of:=AVERAGE([.W15:.X15])" office:value-type="float" office:value="3.625">
            <text:p>3.625</text:p>
          </table:table-cell>
          <table:table-cell table:style-name="ce1" table:formula="of:=STDEV([.W15:.X15])" office:value-type="float" office:value="0.0353553390593272">
            <text:p>0.0353553391</text:p>
          </table:table-cell>
          <table:table-cell table:style-name="ce1" table:formula="of:=[.Z1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5]+[.$B$4]/2" office:value-type="float" office:value="9.18">
            <text:p>9.18</text:p>
          </table:table-cell>
          <table:table-cell table:number-columns-repeated="2" office:value-type="float" office:value="0.7">
            <text:p>0.7</text:p>
          </table:table-cell>
          <table:table-cell table:style-name="ce1" table:formula="of:=AVERAGE([.B16:.C16])" office:value-type="float" office:value="0.7">
            <text:p>0.7</text:p>
          </table:table-cell>
          <table:table-cell table:style-name="ce1" table:formula="of:=STDEV([.B16:.C16])" office:value-type="float" office:value="0">
            <text:p>0</text:p>
          </table:table-cell>
          <table:table-cell table:style-name="ce1" table:formula="of:=[.E16]/SQRT(2)" office:value-type="float" office:value="0">
            <text:p>0</text:p>
          </table:table-cell>
          <table:table-cell/>
          <table:table-cell table:style-name="ce1" table:formula="of:=[.H15]+[.$B$4]/2" office:value-type="float" office:value="9.18">
            <text:p>9.1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I16:.J16])" office:value-type="float" office:value="0.2">
            <text:p>0.2</text:p>
          </table:table-cell>
          <table:table-cell table:style-name="ce1" table:formula="of:=STDEV([.I16:.J16])" office:value-type="float" office:value="0">
            <text:p>0</text:p>
          </table:table-cell>
          <table:table-cell table:style-name="ce1" table:formula="of:=[.L16]/SQRT(2)" office:value-type="float" office:value="0">
            <text:p>0</text:p>
          </table:table-cell>
          <table:table-cell/>
          <table:table-cell table:style-name="ce1" table:formula="of:=[.O15]+[.$B$4]/2" office:value-type="float" office:value="9.18">
            <text:p>9.18</text:p>
          </table:table-cell>
          <table:table-cell table:number-columns-repeated="2" office:value-type="float" office:value="1.6">
            <text:p>1.6</text:p>
          </table:table-cell>
          <table:table-cell table:style-name="ce1" table:formula="of:=AVERAGE([.P16:.Q16])" office:value-type="float" office:value="1.6">
            <text:p>1.6</text:p>
          </table:table-cell>
          <table:table-cell table:style-name="ce1" table:formula="of:=STDEV([.P16:.Q16])" office:value-type="float" office:value="0">
            <text:p>0</text:p>
          </table:table-cell>
          <table:table-cell table:style-name="ce1" table:formula="of:=[.S16]/SQRT(2)" office:value-type="float" office:value="0">
            <text:p>0</text:p>
          </table:table-cell>
          <table:table-cell/>
          <table:table-cell table:style-name="ce1" table:formula="of:=[.V15]+[.$B$4]/2" office:value-type="float" office:value="9.18">
            <text:p>9.18</text:p>
          </table:table-cell>
          <table:table-cell office:value-type="float" office:value="3.4">
            <text:p>3.4</text:p>
          </table:table-cell>
          <table:table-cell office:value-type="float" office:value="3.45">
            <text:p>3.45</text:p>
          </table:table-cell>
          <table:table-cell table:style-name="ce1" table:formula="of:=AVERAGE([.W16:.X16])" office:value-type="float" office:value="3.425">
            <text:p>3.425</text:p>
          </table:table-cell>
          <table:table-cell table:style-name="ce1" table:formula="of:=STDEV([.W16:.X16])" office:value-type="float" office:value="0.0353553390593276">
            <text:p>0.0353553391</text:p>
          </table:table-cell>
          <table:table-cell table:style-name="ce1" table:formula="of:=[.Z16]/SQRT(2)" office:value-type="float" office:value="0.0250000000000001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6]+[.$B$4]/2" office:value-type="float" office:value="10.2">
            <text:p>10.2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B17:.C17])" office:value-type="float" office:value="0.55">
            <text:p>0.55</text:p>
          </table:table-cell>
          <table:table-cell table:style-name="ce1" table:formula="of:=STDEV([.B17:.C17])" office:value-type="float" office:value="0">
            <text:p>0</text:p>
          </table:table-cell>
          <table:table-cell table:style-name="ce1" table:formula="of:=[.E17]/SQRT(2)" office:value-type="float" office:value="0">
            <text:p>0</text:p>
          </table:table-cell>
          <table:table-cell/>
          <table:table-cell table:style-name="ce1" table:formula="of:=[.H16]+[.$B$4]/2" office:value-type="float" office:value="10.2">
            <text:p>10.2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I17:.J17])" office:value-type="float" office:value="0.15">
            <text:p>0.15</text:p>
          </table:table-cell>
          <table:table-cell table:style-name="ce1" table:formula="of:=STDEV([.I17:.J17])" office:value-type="float" office:value="0">
            <text:p>0</text:p>
          </table:table-cell>
          <table:table-cell table:style-name="ce1" table:formula="of:=[.L17]/SQRT(2)" office:value-type="float" office:value="0">
            <text:p>0</text:p>
          </table:table-cell>
          <table:table-cell/>
          <table:table-cell table:style-name="ce1" table:formula="of:=[.O16]+[.$B$4]/2" office:value-type="float" office:value="10.2">
            <text:p>10.2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style-name="ce1" table:formula="of:=AVERAGE([.P17:.Q17])" office:value-type="float" office:value="1.3">
            <text:p>1.3</text:p>
          </table:table-cell>
          <table:table-cell table:style-name="ce1" table:formula="of:=STDEV([.P17:.Q17])" office:value-type="float" office:value="0.141421356237309">
            <text:p>0.1414213562</text:p>
          </table:table-cell>
          <table:table-cell table:style-name="ce1" table:formula="of:=[.S17]/SQRT(2)" office:value-type="float" office:value="0.1">
            <text:p>0.1</text:p>
          </table:table-cell>
          <table:table-cell/>
          <table:table-cell table:style-name="ce1" table:formula="of:=[.V16]+[.$B$4]/2" office:value-type="float" office:value="10.2">
            <text:p>10.2</text:p>
          </table:table-cell>
          <table:table-cell table:number-columns-repeated="2" office:value-type="float" office:value="3.2">
            <text:p>3.2</text:p>
          </table:table-cell>
          <table:table-cell table:style-name="ce1" table:formula="of:=AVERAGE([.W17:.X17])" office:value-type="float" office:value="3.2">
            <text:p>3.2</text:p>
          </table:table-cell>
          <table:table-cell table:style-name="ce1" table:formula="of:=STDEV([.W17:.X17])" office:value-type="float" office:value="0">
            <text:p>0</text:p>
          </table:table-cell>
          <table:table-cell table:style-name="ce1" table:formula="of:=[.Z1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7]+[.$B$4]/2" office:value-type="float" office:value="11.22">
            <text:p>11.22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B18:.C18])" office:value-type="float" office:value="0.4">
            <text:p>0.4</text:p>
          </table:table-cell>
          <table:table-cell table:style-name="ce1" table:formula="of:=STDEV([.B18:.C18])" office:value-type="float" office:value="0">
            <text:p>0</text:p>
          </table:table-cell>
          <table:table-cell table:style-name="ce1" table:formula="of:=[.E18]/SQRT(2)" office:value-type="float" office:value="0">
            <text:p>0</text:p>
          </table:table-cell>
          <table:table-cell/>
          <table:table-cell table:style-name="ce1" table:formula="of:=[.H17]+[.$B$4]/2" office:value-type="float" office:value="11.22">
            <text:p>11.2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I18:.J18])" office:value-type="float" office:value="0.1">
            <text:p>0.1</text:p>
          </table:table-cell>
          <table:table-cell table:style-name="ce1" table:formula="of:=STDEV([.I18:.J18])" office:value-type="float" office:value="0">
            <text:p>0</text:p>
          </table:table-cell>
          <table:table-cell table:style-name="ce1" table:formula="of:=[.L18]/SQRT(2)" office:value-type="float" office:value="0">
            <text:p>0</text:p>
          </table:table-cell>
          <table:table-cell/>
          <table:table-cell table:style-name="ce1" table:formula="of:=[.O17]+[.$B$4]/2" office:value-type="float" office:value="11.22">
            <text:p>11.22</text:p>
          </table:table-cell>
          <table:table-cell table:number-columns-repeated="2" office:value-type="float" office:value="1.15">
            <text:p>1.15</text:p>
          </table:table-cell>
          <table:table-cell table:style-name="ce1" table:formula="of:=AVERAGE([.P18:.Q18])" office:value-type="float" office:value="1.15">
            <text:p>1.15</text:p>
          </table:table-cell>
          <table:table-cell table:style-name="ce1" table:formula="of:=STDEV([.P18:.Q18])" office:value-type="float" office:value="0">
            <text:p>0</text:p>
          </table:table-cell>
          <table:table-cell table:style-name="ce1" table:formula="of:=[.S18]/SQRT(2)" office:value-type="float" office:value="0">
            <text:p>0</text:p>
          </table:table-cell>
          <table:table-cell/>
          <table:table-cell table:style-name="ce1" table:formula="of:=[.V17]+[.$B$4]/2" office:value-type="float" office:value="11.22">
            <text:p>11.22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W18:.X18])" office:value-type="float" office:value="3">
            <text:p>3</text:p>
          </table:table-cell>
          <table:table-cell table:style-name="ce1" table:formula="of:=STDEV([.W18:.X18])" office:value-type="float" office:value="0">
            <text:p>0</text:p>
          </table:table-cell>
          <table:table-cell table:style-name="ce1" table:formula="of:=[.Z1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8]+[.$B$4]/2" office:value-type="float" office:value="12.24">
            <text:p>12.24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B19:.C19])" office:value-type="float" office:value="0.3">
            <text:p>0.3</text:p>
          </table:table-cell>
          <table:table-cell table:style-name="ce1" table:formula="of:=STDEV([.B19:.C19])" office:value-type="float" office:value="0">
            <text:p>0</text:p>
          </table:table-cell>
          <table:table-cell table:style-name="ce1" table:formula="of:=[.E19]/SQRT(2)" office:value-type="float" office:value="0">
            <text:p>0</text:p>
          </table:table-cell>
          <table:table-cell/>
          <table:table-cell table:style-name="ce1" table:formula="of:=[.H18]+[.$B$4]/2" office:value-type="float" office:value="12.24">
            <text:p>12.24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style-name="ce1" table:formula="of:=AVERAGE([.I19:.J19])" office:value-type="float" office:value="0.075">
            <text:p>0.075</text:p>
          </table:table-cell>
          <table:table-cell table:style-name="ce1" table:formula="of:=STDEV([.I19:.J19])" office:value-type="float" office:value="0.00707106781186547">
            <text:p>0.0070710678</text:p>
          </table:table-cell>
          <table:table-cell table:style-name="ce1" table:formula="of:=[.L19]/SQRT(2)" office:value-type="float" office:value="0.005">
            <text:p>0.005</text:p>
          </table:table-cell>
          <table:table-cell/>
          <table:table-cell table:style-name="ce1" table:formula="of:=[.O18]+[.$B$4]/2" office:value-type="float" office:value="12.24">
            <text:p>12.24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style-name="ce1" table:formula="of:=AVERAGE([.P19:.Q19])" office:value-type="float" office:value="0.975">
            <text:p>0.975</text:p>
          </table:table-cell>
          <table:table-cell table:style-name="ce1" table:formula="of:=STDEV([.P19:.Q19])" office:value-type="float" office:value="0.0353553390593273">
            <text:p>0.0353553391</text:p>
          </table:table-cell>
          <table:table-cell table:style-name="ce1" table:formula="of:=[.S19]/SQRT(2)" office:value-type="float" office:value="0.025">
            <text:p>0.025</text:p>
          </table:table-cell>
          <table:table-cell/>
          <table:table-cell table:style-name="ce1" table:formula="of:=[.V18]+[.$B$4]/2" office:value-type="float" office:value="12.24">
            <text:p>12.24</text:p>
          </table:table-cell>
          <table:table-cell table:number-columns-repeated="2" office:value-type="float" office:value="2.8">
            <text:p>2.8</text:p>
          </table:table-cell>
          <table:table-cell table:style-name="ce1" table:formula="of:=AVERAGE([.W19:.X19])" office:value-type="float" office:value="2.8">
            <text:p>2.8</text:p>
          </table:table-cell>
          <table:table-cell table:style-name="ce1" table:formula="of:=STDEV([.W19:.X19])" office:value-type="float" office:value="0">
            <text:p>0</text:p>
          </table:table-cell>
          <table:table-cell table:style-name="ce1" table:formula="of:=[.Z1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9]+[.$B$4]/2" office:value-type="float" office:value="13.26">
            <text:p>13.26</text:p>
          </table:table-cell>
          <table:table-cell office:value-type="float" office:value="0.25">
            <text:p>0.25</text:p>
          </table:table-cell>
          <table:table-cell office:value-type="float" office:value="0.21">
            <text:p>0.21</text:p>
          </table:table-cell>
          <table:table-cell table:style-name="ce1" table:formula="of:=AVERAGE([.B20:.C20])" office:value-type="float" office:value="0.23">
            <text:p>0.23</text:p>
          </table:table-cell>
          <table:table-cell table:style-name="ce1" table:formula="of:=STDEV([.B20:.C20])" office:value-type="float" office:value="0.0282842712474619">
            <text:p>0.0282842712</text:p>
          </table:table-cell>
          <table:table-cell table:style-name="ce1" table:formula="of:=[.E20]/SQRT(2)" office:value-type="float" office:value="0.02">
            <text:p>0.02</text:p>
          </table:table-cell>
          <table:table-cell/>
          <table:table-cell table:style-name="ce1" table:formula="of:=[.H19]+[.$B$4]/2" office:value-type="float" office:value="13.26">
            <text:p>13.26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I20:.J20])" office:value-type="float" office:value="0.05">
            <text:p>0.05</text:p>
          </table:table-cell>
          <table:table-cell table:style-name="ce1" table:formula="of:=STDEV([.I20:.J20])" office:value-type="float" office:value="0">
            <text:p>0</text:p>
          </table:table-cell>
          <table:table-cell table:style-name="ce1" table:formula="of:=[.L20]/SQRT(2)" office:value-type="float" office:value="0">
            <text:p>0</text:p>
          </table:table-cell>
          <table:table-cell/>
          <table:table-cell table:style-name="ce1" table:formula="of:=[.O19]+[.$B$4]/2" office:value-type="float" office:value="13.26">
            <text:p>13.26</text:p>
          </table:table-cell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table:style-name="ce1" table:formula="of:=AVERAGE([.P20:.Q20])" office:value-type="float" office:value="0.8">
            <text:p>0.8</text:p>
          </table:table-cell>
          <table:table-cell table:style-name="ce1" table:formula="of:=STDEV([.P20:.Q20])" office:value-type="float" office:value="0.0707106781186547">
            <text:p>0.0707106781</text:p>
          </table:table-cell>
          <table:table-cell table:style-name="ce1" table:formula="of:=[.S20]/SQRT(2)" office:value-type="float" office:value="0.05">
            <text:p>0.05</text:p>
          </table:table-cell>
          <table:table-cell/>
          <table:table-cell table:style-name="ce1" table:formula="of:=[.V19]+[.$B$4]/2" office:value-type="float" office:value="13.26">
            <text:p>13.26</text:p>
          </table:table-cell>
          <table:table-cell office:value-type="float" office:value="2.6">
            <text:p>2.6</text:p>
          </table:table-cell>
          <table:table-cell office:value-type="float" office:value="2.65">
            <text:p>2.65</text:p>
          </table:table-cell>
          <table:table-cell table:style-name="ce1" table:formula="of:=AVERAGE([.W20:.X20])" office:value-type="float" office:value="2.625">
            <text:p>2.625</text:p>
          </table:table-cell>
          <table:table-cell table:style-name="ce1" table:formula="of:=STDEV([.W20:.X20])" office:value-type="float" office:value="0.0353553390593272">
            <text:p>0.0353553391</text:p>
          </table:table-cell>
          <table:table-cell table:style-name="ce1" table:formula="of:=[.Z20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0]+[.$B$4]/2" office:value-type="float" office:value="14.28">
            <text:p>14.2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B21:.C21])" office:value-type="float" office:value="0.2">
            <text:p>0.2</text:p>
          </table:table-cell>
          <table:table-cell table:style-name="ce1" table:formula="of:=STDEV([.B21:.C21])" office:value-type="float" office:value="0">
            <text:p>0</text:p>
          </table:table-cell>
          <table:table-cell table:style-name="ce1" table:formula="of:=[.E21]/SQRT(2)" office:value-type="float" office:value="0">
            <text:p>0</text:p>
          </table:table-cell>
          <table:table-cell/>
          <table:table-cell table:style-name="ce1" table:formula="of:=[.H20]+[.$B$4]/2" office:value-type="float" office:value="14.28">
            <text:p>14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" table:formula="of:=AVERAGE([.I21:.J21])" office:value-type="float" office:value="0.015">
            <text:p>0.015</text:p>
          </table:table-cell>
          <table:table-cell table:style-name="ce1" table:formula="of:=STDEV([.I21:.J21])" office:value-type="float" office:value="0.00707106781186548">
            <text:p>0.0070710678</text:p>
          </table:table-cell>
          <table:table-cell table:style-name="ce1" table:formula="of:=[.L21]/SQRT(2)" office:value-type="float" office:value="0.005">
            <text:p>0.005</text:p>
          </table:table-cell>
          <table:table-cell/>
          <table:table-cell table:style-name="ce1" table:formula="of:=[.O20]+[.$B$4]/2" office:value-type="float" office:value="14.28">
            <text:p>14.28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table:style-name="ce1" table:formula="of:=AVERAGE([.P21:.Q21])" office:value-type="float" office:value="0.7">
            <text:p>0.7</text:p>
          </table:table-cell>
          <table:table-cell table:style-name="ce1" table:formula="of:=STDEV([.P21:.Q21])" office:value-type="float" office:value="0.0707106781186547">
            <text:p>0.0707106781</text:p>
          </table:table-cell>
          <table:table-cell table:style-name="ce1" table:formula="of:=[.S21]/SQRT(2)" office:value-type="float" office:value="0.05">
            <text:p>0.05</text:p>
          </table:table-cell>
          <table:table-cell/>
          <table:table-cell table:style-name="ce1" table:formula="of:=[.V20]+[.$B$4]/2" office:value-type="float" office:value="14.28">
            <text:p>14.28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style-name="ce1" table:formula="of:=AVERAGE([.W21:.X21])" office:value-type="float" office:value="2.45">
            <text:p>2.45</text:p>
          </table:table-cell>
          <table:table-cell table:style-name="ce1" table:formula="of:=STDEV([.W21:.X21])" office:value-type="float" office:value="0.0707106781186548">
            <text:p>0.0707106781</text:p>
          </table:table-cell>
          <table:table-cell table:style-name="ce1" table:formula="of:=[.Z21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21]+[.$B$4]/2" office:value-type="float" office:value="15.3">
            <text:p>15.3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B22:.C22])" office:value-type="float" office:value="0.15">
            <text:p>0.15</text:p>
          </table:table-cell>
          <table:table-cell table:style-name="ce1" table:formula="of:=STDEV([.B22:.C22])" office:value-type="float" office:value="0">
            <text:p>0</text:p>
          </table:table-cell>
          <table:table-cell table:style-name="ce1" table:formula="of:=[.E22]/SQRT(2)" office:value-type="float" office:value="0">
            <text:p>0</text:p>
          </table:table-cell>
          <table:table-cell/>
          <table:table-cell table:style-name="ce1" table:formula="of:=[.H21]+[.$B$4]/2"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style-name="ce1" table:formula="of:=AVERAGE([.I22:.J22])" office:value-type="float" office:value="0.01">
            <text:p>0.01</text:p>
          </table:table-cell>
          <table:table-cell table:style-name="ce1" table:formula="of:=STDEV([.I22:.J22])" office:value-type="float" office:value="0.014142135623731">
            <text:p>0.0141421356</text:p>
          </table:table-cell>
          <table:table-cell table:style-name="ce1" table:formula="of:=[.L22]/SQRT(2)" office:value-type="float" office:value="0.01">
            <text:p>0.01</text:p>
          </table:table-cell>
          <table:table-cell/>
          <table:table-cell table:style-name="ce1" table:formula="of:=[.O21]+[.$B$4]/2"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style-name="ce1" table:formula="of:=AVERAGE([.P22:.Q22])" office:value-type="float" office:value="0.55">
            <text:p>0.55</text:p>
          </table:table-cell>
          <table:table-cell table:style-name="ce1" table:formula="of:=STDEV([.P22:.Q22])" office:value-type="float" office:value="0.0707106781186548">
            <text:p>0.0707106781</text:p>
          </table:table-cell>
          <table:table-cell table:style-name="ce1" table:formula="of:=[.S22]/SQRT(2)" office:value-type="float" office:value="0.05">
            <text:p>0.05</text:p>
          </table:table-cell>
          <table:table-cell/>
          <table:table-cell table:style-name="ce1" table:formula="of:=[.V21]+[.$B$4]/2" office:value-type="float" office:value="15.3">
            <text:p>15.3</text:p>
          </table:table-cell>
          <table:table-cell table:number-columns-repeated="2" office:value-type="float" office:value="2.3">
            <text:p>2.3</text:p>
          </table:table-cell>
          <table:table-cell table:style-name="ce1" table:formula="of:=AVERAGE([.W22:.X22])" office:value-type="float" office:value="2.3">
            <text:p>2.3</text:p>
          </table:table-cell>
          <table:table-cell table:style-name="ce1" table:formula="of:=STDEV([.W22:.X22])" office:value-type="float" office:value="0">
            <text:p>0</text:p>
          </table:table-cell>
          <table:table-cell table:style-name="ce1" table:formula="of:=[.Z2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2]+[.$B$4]/2" office:value-type="float" office:value="16.32">
            <text:p>16.3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B23:.C23])" office:value-type="float" office:value="0.1">
            <text:p>0.1</text:p>
          </table:table-cell>
          <table:table-cell table:style-name="ce1" table:formula="of:=STDEV([.B23:.C23])" office:value-type="float" office:value="0">
            <text:p>0</text:p>
          </table:table-cell>
          <table:table-cell table:style-name="ce1" table:formula="of:=[.E23]/SQRT(2)" office:value-type="float" office:value="0">
            <text:p>0</text:p>
          </table:table-cell>
          <table:table-cell/>
          <table:table-cell table:style-name="ce1" table:formula="of:=[.H22]+[.$B$4]/2" office:value-type="float" office:value="16.32">
            <text:p>16.32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I23:.J23])" office:value-type="float" office:value="0">
            <text:p>0</text:p>
          </table:table-cell>
          <table:table-cell table:style-name="ce1" table:formula="of:=STDEV([.I23:.J23])" office:value-type="float" office:value="0">
            <text:p>0</text:p>
          </table:table-cell>
          <table:table-cell table:style-name="ce1" table:formula="of:=[.L23]/SQRT(2)" office:value-type="float" office:value="0">
            <text:p>0</text:p>
          </table:table-cell>
          <table:table-cell/>
          <table:table-cell table:style-name="ce1" table:formula="of:=[.O22]+[.$B$4]/2" office:value-type="float" office:value="16.32">
            <text:p>16.32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table:style-name="ce1" table:formula="of:=AVERAGE([.P23:.Q23])" office:value-type="float" office:value="0.5">
            <text:p>0.5</text:p>
          </table:table-cell>
          <table:table-cell table:style-name="ce1" table:formula="of:=STDEV([.P23:.Q23])" office:value-type="float" office:value="0.0707106781186548">
            <text:p>0.0707106781</text:p>
          </table:table-cell>
          <table:table-cell table:style-name="ce1" table:formula="of:=[.S23]/SQRT(2)" office:value-type="float" office:value="0.05">
            <text:p>0.05</text:p>
          </table:table-cell>
          <table:table-cell/>
          <table:table-cell table:style-name="ce1" table:formula="of:=[.V22]+[.$B$4]/2" office:value-type="float" office:value="16.32">
            <text:p>16.32</text:p>
          </table:table-cell>
          <table:table-cell table:number-columns-repeated="2" office:value-type="float" office:value="2.2">
            <text:p>2.2</text:p>
          </table:table-cell>
          <table:table-cell table:style-name="ce1" table:formula="of:=AVERAGE([.W23:.X23])" office:value-type="float" office:value="2.2">
            <text:p>2.2</text:p>
          </table:table-cell>
          <table:table-cell table:style-name="ce1" table:formula="of:=STDEV([.W23:.X23])" office:value-type="float" office:value="0">
            <text:p>0</text:p>
          </table:table-cell>
          <table:table-cell table:style-name="ce1" table:formula="of:=[.Z2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3]+[.$B$4]/2" office:value-type="float" office:value="17.34">
            <text:p>17.34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style-name="ce1" table:formula="of:=AVERAGE([.B24:.C24])" office:value-type="float" office:value="0.085">
            <text:p>0.085</text:p>
          </table:table-cell>
          <table:table-cell table:style-name="ce1" table:formula="of:=STDEV([.B24:.C24])" office:value-type="float" office:value="0.00707106781186547">
            <text:p>0.0070710678</text:p>
          </table:table-cell>
          <table:table-cell table:style-name="ce1" table:formula="of:=[.E24]/SQRT(2)" office:value-type="float" office:value="0.005">
            <text:p>0.005</text:p>
          </table:table-cell>
          <table:table-cell table:number-columns-repeated="8"/>
          <table:table-cell table:style-name="ce1" table:formula="of:=[.O23]+[.$B$4]/2" office:value-type="float" office:value="17.34">
            <text:p>17.34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P24:.Q24])" office:value-type="float" office:value="0.45">
            <text:p>0.45</text:p>
          </table:table-cell>
          <table:table-cell table:style-name="ce1" table:formula="of:=STDEV([.P24:.Q24])" office:value-type="float" office:value="0">
            <text:p>0</text:p>
          </table:table-cell>
          <table:table-cell table:style-name="ce1" table:formula="of:=[.S24]/SQRT(2)" office:value-type="float" office:value="0">
            <text:p>0</text:p>
          </table:table-cell>
          <table:table-cell/>
          <table:table-cell table:style-name="ce1" table:formula="of:=[.V23]+[.$B$4]/2" office:value-type="float" office:value="17.34">
            <text:p>17.34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table:style-name="ce1" table:formula="of:=AVERAGE([.W24:.X24])" office:value-type="float" office:value="2.025">
            <text:p>2.025</text:p>
          </table:table-cell>
          <table:table-cell table:style-name="ce1" table:formula="of:=STDEV([.W24:.X24])" office:value-type="float" office:value="0.0353553390593272">
            <text:p>0.0353553391</text:p>
          </table:table-cell>
          <table:table-cell table:style-name="ce1" table:formula="of:=[.Z24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4]+[.$B$4]/2" office:value-type="float" office:value="18.36">
            <text:p>18.36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style-name="ce1" table:formula="of:=AVERAGE([.B25:.C25])" office:value-type="float" office:value="0.06">
            <text:p>0.06</text:p>
          </table:table-cell>
          <table:table-cell table:style-name="ce1" table:formula="of:=STDEV([.B25:.C25])" office:value-type="float" office:value="0.014142135623731">
            <text:p>0.0141421356</text:p>
          </table:table-cell>
          <table:table-cell table:style-name="ce1" table:formula="of:=[.E25]/SQRT(2)" office:value-type="float" office:value="0.01">
            <text:p>0.01</text:p>
          </table:table-cell>
          <table:table-cell table:number-columns-repeated="8"/>
          <table:table-cell table:style-name="ce1" table:formula="of:=[.O24]+[.$B$4]/2" office:value-type="float" office:value="18.36">
            <text:p>18.36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P25:.Q25])" office:value-type="float" office:value="0.325">
            <text:p>0.325</text:p>
          </table:table-cell>
          <table:table-cell table:style-name="ce1" table:formula="of:=STDEV([.P25:.Q25])" office:value-type="float" office:value="0.0353553390593274">
            <text:p>0.0353553391</text:p>
          </table:table-cell>
          <table:table-cell table:style-name="ce1" table:formula="of:=[.S25]/SQRT(2)" office:value-type="float" office:value="0.025">
            <text:p>0.025</text:p>
          </table:table-cell>
          <table:table-cell/>
          <table:table-cell table:style-name="ce1" table:formula="of:=[.V24]+[.$B$4]/2" office:value-type="float" office:value="18.36">
            <text:p>18.36</text:p>
          </table:table-cell>
          <table:table-cell office:value-type="float" office:value="1.85">
            <text:p>1.85</text:p>
          </table:table-cell>
          <table:table-cell office:value-type="float" office:value="1.9">
            <text:p>1.9</text:p>
          </table:table-cell>
          <table:table-cell table:style-name="ce1" table:formula="of:=AVERAGE([.W25:.X25])" office:value-type="float" office:value="1.875">
            <text:p>1.875</text:p>
          </table:table-cell>
          <table:table-cell table:style-name="ce1" table:formula="of:=STDEV([.W25:.X25])" office:value-type="float" office:value="0.0353553390593272">
            <text:p>0.0353553391</text:p>
          </table:table-cell>
          <table:table-cell table:style-name="ce1" table:formula="of:=[.Z2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5]+[.$B$4]/2" office:value-type="float" office:value="19.38">
            <text:p>19.3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style-name="ce1" table:formula="of:=AVERAGE([.B26:.C26])" office:value-type="float" office:value="0.04">
            <text:p>0.04</text:p>
          </table:table-cell>
          <table:table-cell table:style-name="ce1" table:formula="of:=STDEV([.B26:.C26])" office:value-type="float" office:value="0.014142135623731">
            <text:p>0.0141421356</text:p>
          </table:table-cell>
          <table:table-cell table:style-name="ce1" table:formula="of:=[.E26]/SQRT(2)" office:value-type="float" office:value="0.01">
            <text:p>0.01</text:p>
          </table:table-cell>
          <table:table-cell table:number-columns-repeated="8"/>
          <table:table-cell table:style-name="ce1" table:formula="of:=[.O25]+[.$B$4]/2" office:value-type="float" office:value="19.38">
            <text:p>19.38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table:style-name="ce1" table:formula="of:=AVERAGE([.P26:.Q26])" office:value-type="float" office:value="0.275">
            <text:p>0.275</text:p>
          </table:table-cell>
          <table:table-cell table:style-name="ce1" table:formula="of:=STDEV([.P26:.Q26])" office:value-type="float" office:value="0.0353553390593274">
            <text:p>0.0353553391</text:p>
          </table:table-cell>
          <table:table-cell table:style-name="ce1" table:formula="of:=[.S26]/SQRT(2)" office:value-type="float" office:value="0.025">
            <text:p>0.025</text:p>
          </table:table-cell>
          <table:table-cell/>
          <table:table-cell table:style-name="ce1" table:formula="of:=[.V25]+[.$B$4]/2" office:value-type="float" office:value="19.38">
            <text:p>19.38</text:p>
          </table:table-cell>
          <table:table-cell office:value-type="float" office:value="1.8">
            <text:p>1.8</text:p>
          </table:table-cell>
          <table:table-cell office:value-type="float" office:value="1.75">
            <text:p>1.75</text:p>
          </table:table-cell>
          <table:table-cell table:style-name="ce1" table:formula="of:=AVERAGE([.W26:.X26])" office:value-type="float" office:value="1.775">
            <text:p>1.775</text:p>
          </table:table-cell>
          <table:table-cell table:style-name="ce1" table:formula="of:=STDEV([.W26:.X26])" office:value-type="float" office:value="0.0353553390593274">
            <text:p>0.0353553391</text:p>
          </table:table-cell>
          <table:table-cell table:style-name="ce1" table:formula="of:=[.Z26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6]+[.$B$4]/2" office:value-type="float" office:value="20.4">
            <text:p>20.4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B27:.C27])" office:value-type="float" office:value="0.02">
            <text:p>0.02</text:p>
          </table:table-cell>
          <table:table-cell table:style-name="ce1" table:formula="of:=STDEV([.B27:.C27])" office:value-type="float" office:value="0">
            <text:p>0</text:p>
          </table:table-cell>
          <table:table-cell table:style-name="ce1" table:formula="of:=[.E27]/SQRT(2)" office:value-type="float" office:value="0">
            <text:p>0</text:p>
          </table:table-cell>
          <table:table-cell table:number-columns-repeated="8"/>
          <table:table-cell table:style-name="ce1" table:formula="of:=[.O26]+[.$B$4]/2" office:value-type="float" office:value="20.4">
            <text:p>20.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ce1" table:formula="of:=AVERAGE([.P27:.Q27])" office:value-type="float" office:value="0.225">
            <text:p>0.225</text:p>
          </table:table-cell>
          <table:table-cell table:style-name="ce1" table:formula="of:=STDEV([.P27:.Q27])" office:value-type="float" office:value="0.0353553390593274">
            <text:p>0.0353553391</text:p>
          </table:table-cell>
          <table:table-cell table:style-name="ce1" table:formula="of:=[.S27]/SQRT(2)" office:value-type="float" office:value="0.025">
            <text:p>0.025</text:p>
          </table:table-cell>
          <table:table-cell/>
          <table:table-cell table:style-name="ce1" table:formula="of:=[.V26]+[.$B$4]/2" office:value-type="float" office:value="20.4">
            <text:p>20.4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table:style-name="ce1" table:formula="of:=AVERAGE([.W27:.X27])" office:value-type="float" office:value="1.625">
            <text:p>1.625</text:p>
          </table:table-cell>
          <table:table-cell table:style-name="ce1" table:formula="of:=STDEV([.W27:.X27])" office:value-type="float" office:value="0.0353553390593272">
            <text:p>0.0353553391</text:p>
          </table:table-cell>
          <table:table-cell table:style-name="ce1" table:formula="of:=[.Z27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7]+[.$B$4]/2" office:value-type="float" office:value="21.42">
            <text:p>21.4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style-name="ce1" table:formula="of:=AVERAGE([.B28:.C28])" office:value-type="float" office:value="0.025">
            <text:p>0.025</text:p>
          </table:table-cell>
          <table:table-cell table:style-name="ce1" table:formula="of:=STDEV([.B28:.C28])" office:value-type="float" office:value="0.00707106781186547">
            <text:p>0.0070710678</text:p>
          </table:table-cell>
          <table:table-cell table:style-name="ce1" table:formula="of:=[.E28]/SQRT(2)" office:value-type="float" office:value="0.005">
            <text:p>0.005</text:p>
          </table:table-cell>
          <table:table-cell table:number-columns-repeated="8"/>
          <table:table-cell table:style-name="ce1" table:formula="of:=[.O27]+[.$B$4]/2" office:value-type="float" office:value="21.42">
            <text:p>21.4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style-name="ce1" table:formula="of:=AVERAGE([.P28:.Q28])" office:value-type="float" office:value="0.175">
            <text:p>0.175</text:p>
          </table:table-cell>
          <table:table-cell table:style-name="ce1" table:formula="of:=STDEV([.P28:.Q28])" office:value-type="float" office:value="0.0353553390593274">
            <text:p>0.0353553391</text:p>
          </table:table-cell>
          <table:table-cell table:style-name="ce1" table:formula="of:=[.S28]/SQRT(2)" office:value-type="float" office:value="0.025">
            <text:p>0.025</text:p>
          </table:table-cell>
          <table:table-cell/>
          <table:table-cell table:style-name="ce1" table:formula="of:=[.V27]+[.$B$4]/2" office:value-type="float" office:value="21.42">
            <text:p>21.42</text:p>
          </table:table-cell>
          <table:table-cell office:value-type="float" office:value="1.5">
            <text:p>1.5</text:p>
          </table:table-cell>
          <table:table-cell office:value-type="float" office:value="1.55">
            <text:p>1.55</text:p>
          </table:table-cell>
          <table:table-cell table:style-name="ce1" table:formula="of:=AVERAGE([.W28:.X28])" office:value-type="float" office:value="1.525">
            <text:p>1.525</text:p>
          </table:table-cell>
          <table:table-cell table:style-name="ce1" table:formula="of:=STDEV([.W28:.X28])" office:value-type="float" office:value="0.0353553390593274">
            <text:p>0.0353553391</text:p>
          </table:table-cell>
          <table:table-cell table:style-name="ce1" table:formula="of:=[.Z28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8]+[.$B$4]/2" office:value-type="float" office:value="22.44">
            <text:p>22.4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B29:.C29])" office:value-type="float" office:value="0">
            <text:p>0</text:p>
          </table:table-cell>
          <table:table-cell table:style-name="ce1" table:formula="of:=STDEV([.B29:.C29])" office:value-type="float" office:value="0">
            <text:p>0</text:p>
          </table:table-cell>
          <table:table-cell table:style-name="ce1" table:formula="of:=[.E29]/SQRT(2)" office:value-type="float" office:value="0">
            <text:p>0</text:p>
          </table:table-cell>
          <table:table-cell table:number-columns-repeated="8"/>
          <table:table-cell table:style-name="ce1" table:formula="of:=[.O28]+[.$B$4]/2" office:value-type="float" office:value="22.44">
            <text:p>22.44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P29:.Q29])" office:value-type="float" office:value="0.15">
            <text:p>0.15</text:p>
          </table:table-cell>
          <table:table-cell table:style-name="ce1" table:formula="of:=STDEV([.P29:.Q29])" office:value-type="float" office:value="0">
            <text:p>0</text:p>
          </table:table-cell>
          <table:table-cell table:style-name="ce1" table:formula="of:=[.S29]/SQRT(2)" office:value-type="float" office:value="0">
            <text:p>0</text:p>
          </table:table-cell>
          <table:table-cell/>
          <table:table-cell table:style-name="ce1" table:formula="of:=[.V28]+[.$B$4]/2" office:value-type="float" office:value="22.44">
            <text:p>22.44</text:p>
          </table:table-cell>
          <table:table-cell table:number-columns-repeated="2" office:value-type="float" office:value="1.4">
            <text:p>1.4</text:p>
          </table:table-cell>
          <table:table-cell table:style-name="ce1" table:formula="of:=AVERAGE([.W29:.X29])" office:value-type="float" office:value="1.4">
            <text:p>1.4</text:p>
          </table:table-cell>
          <table:table-cell table:style-name="ce1" table:formula="of:=STDEV([.W29:.X29])" office:value-type="float" office:value="0">
            <text:p>0</text:p>
          </table:table-cell>
          <table:table-cell table:style-name="ce1" table:formula="of:=[.Z2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1">
            <text:p>3.081</text:p>
          </table:table-cell>
          <table:table-cell table:number-columns-repeated="6"/>
          <table:table-cell table:style-name="ce1" table:formula="of:=[.O29]+[.$B$4]/2" office:value-type="float" office:value="23.46">
            <text:p>23.46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table:style-name="ce1" table:formula="of:=AVERAGE([.P30:.Q30])" office:value-type="float" office:value="0.125">
            <text:p>0.125</text:p>
          </table:table-cell>
          <table:table-cell table:style-name="ce1" table:formula="of:=STDEV([.P30:.Q30])" office:value-type="float" office:value="0.0353553390593274">
            <text:p>0.0353553391</text:p>
          </table:table-cell>
          <table:table-cell table:style-name="ce1" table:formula="of:=[.S30]/SQRT(2)" office:value-type="float" office:value="0.025">
            <text:p>0.025</text:p>
          </table:table-cell>
          <table:table-cell/>
          <table:table-cell table:style-name="ce1" table:formula="of:=[.V29]+[.$B$4]/2" office:value-type="float" office:value="23.46">
            <text:p>23.46</text:p>
          </table:table-cell>
          <table:table-cell table:number-columns-repeated="2" office:value-type="float" office:value="1.3">
            <text:p>1.3</text:p>
          </table:table-cell>
          <table:table-cell table:style-name="ce1" table:formula="of:=AVERAGE([.W30:.X30])" office:value-type="float" office:value="1.3">
            <text:p>1.3</text:p>
          </table:table-cell>
          <table:table-cell table:style-name="ce1" table:formula="of:=STDEV([.W30:.X30])" office:value-type="float" office:value="0">
            <text:p>0</text:p>
          </table:table-cell>
          <table:table-cell table:style-name="ce1" table:formula="of:=[.Z3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46">
            <text:p>3.0846</text:p>
          </table:table-cell>
          <table:table-cell table:number-columns-repeated="6"/>
          <table:table-cell table:style-name="ce1" table:formula="of:=[.O30]+[.$B$4]/2" office:value-type="float" office:value="24.48">
            <text:p>24.48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P31:.Q31])" office:value-type="float" office:value="0.1">
            <text:p>0.1</text:p>
          </table:table-cell>
          <table:table-cell table:style-name="ce1" table:formula="of:=STDEV([.P31:.Q31])" office:value-type="float" office:value="0">
            <text:p>0</text:p>
          </table:table-cell>
          <table:table-cell table:style-name="ce1" table:formula="of:=[.S31]/SQRT(2)" office:value-type="float" office:value="0">
            <text:p>0</text:p>
          </table:table-cell>
          <table:table-cell/>
          <table:table-cell table:style-name="ce1" table:formula="of:=[.V30]+[.$B$4]/2" office:value-type="float" office:value="24.48">
            <text:p>24.48</text:p>
          </table:table-cell>
          <table:table-cell table:number-columns-repeated="2" office:value-type="float" office:value="1.2">
            <text:p>1.2</text:p>
          </table:table-cell>
          <table:table-cell table:style-name="ce1" table:formula="of:=AVERAGE([.W31:.X31])" office:value-type="float" office:value="1.2">
            <text:p>1.2</text:p>
          </table:table-cell>
          <table:table-cell table:style-name="ce1" table:formula="of:=STDEV([.W31:.X31])" office:value-type="float" office:value="0">
            <text:p>0</text:p>
          </table:table-cell>
          <table:table-cell table:style-name="ce1" table:formula="of:=[.Z3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902">
            <text:p>3.0902</text:p>
          </table:table-cell>
          <table:table-cell table:number-columns-repeated="6"/>
          <table:table-cell table:style-name="ce1" table:formula="of:=[.O31]+[.$B$4]/2" office:value-type="float" office:value="25.5">
            <text:p>25.5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table:style-name="ce1" table:formula="of:=AVERAGE([.P32:.Q32])" office:value-type="float" office:value="0.09">
            <text:p>0.09</text:p>
          </table:table-cell>
          <table:table-cell table:style-name="ce1" table:formula="of:=STDEV([.P32:.Q32])" office:value-type="float" office:value="0.014142135623731">
            <text:p>0.0141421356</text:p>
          </table:table-cell>
          <table:table-cell table:style-name="ce1" table:formula="of:=[.S32]/SQRT(2)" office:value-type="float" office:value="0.01">
            <text:p>0.01</text:p>
          </table:table-cell>
          <table:table-cell/>
          <table:table-cell table:style-name="ce1" table:formula="of:=[.V31]+[.$B$4]/2" office:value-type="float" office:value="25.5">
            <text:p>25.5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2:.X32])" office:value-type="float" office:value="1.125">
            <text:p>1.125</text:p>
          </table:table-cell>
          <table:table-cell table:style-name="ce1" table:formula="of:=STDEV([.W32:.X32])" office:value-type="float" office:value="0.0353553390593272">
            <text:p>0.0353553391</text:p>
          </table:table-cell>
          <table:table-cell table:style-name="ce1" table:formula="of:=[.Z32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649">
            <text:p>3.0649</text:p>
          </table:table-cell>
          <table:table-cell table:number-columns-repeated="6"/>
          <table:table-cell table:style-name="ce1" table:formula="of:=[.O32]+[.$B$4]/2" office:value-type="float" office:value="26.52">
            <text:p>26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style-name="ce1" table:formula="of:=AVERAGE([.P33:.Q33])" office:value-type="float" office:value="0.06">
            <text:p>0.06</text:p>
          </table:table-cell>
          <table:table-cell table:style-name="ce1" table:formula="of:=STDEV([.P33:.Q33])" office:value-type="float" office:value="0.014142135623731">
            <text:p>0.0141421356</text:p>
          </table:table-cell>
          <table:table-cell table:style-name="ce1" table:formula="of:=[.S33]/SQRT(2)" office:value-type="float" office:value="0.01">
            <text:p>0.01</text:p>
          </table:table-cell>
          <table:table-cell/>
          <table:table-cell table:style-name="ce1" table:formula="of:=[.V32]+[.$B$4]/2" office:value-type="float" office:value="26.52">
            <text:p>26.52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3:.X33])" office:value-type="float" office:value="1.125">
            <text:p>1.125</text:p>
          </table:table-cell>
          <table:table-cell table:style-name="ce1" table:formula="of:=STDEV([.W33:.X33])" office:value-type="float" office:value="0.0353553390593272">
            <text:p>0.0353553391</text:p>
          </table:table-cell>
          <table:table-cell table:style-name="ce1" table:formula="of:=[.Z33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3]+[.$B$4]/2" office:value-type="float" office:value="27.54">
            <text:p>27.5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style-name="ce1" table:formula="of:=AVERAGE([.P34:.Q34])" office:value-type="float" office:value="0.035">
            <text:p>0.035</text:p>
          </table:table-cell>
          <table:table-cell table:style-name="ce1" table:formula="of:=STDEV([.P34:.Q34])" office:value-type="float" office:value="0.0212132034355964">
            <text:p>0.0212132034</text:p>
          </table:table-cell>
          <table:table-cell table:style-name="ce1" table:formula="of:=[.S34]/SQRT(2)" office:value-type="float" office:value="0.015">
            <text:p>0.015</text:p>
          </table:table-cell>
          <table:table-cell/>
          <table:table-cell table:style-name="ce1" table:formula="of:=[.V33]+[.$B$4]/2" office:value-type="float" office:value="27.54">
            <text:p>27.5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style-name="ce1" table:formula="of:=AVERAGE([.W34:.X34])" office:value-type="float" office:value="0.95">
            <text:p>0.95</text:p>
          </table:table-cell>
          <table:table-cell table:style-name="ce1" table:formula="of:=STDEV([.W34:.X34])" office:value-type="float" office:value="0.0707106781186547">
            <text:p>0.0707106781</text:p>
          </table:table-cell>
          <table:table-cell table:style-name="ce1" table:formula="of:=[.Z34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AVERAGE([.H30:.H33])" office:value-type="float" office:value="3.080175">
            <text:p>3.080175</text:p>
          </table:table-cell>
          <table:table-cell table:number-columns-repeated="6"/>
          <table:table-cell table:style-name="ce1" table:formula="of:=[.O34]+[.$B$4]/2" office:value-type="float" office:value="28.56">
            <text:p>28.56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P35:.Q35])" office:value-type="float" office:value="0.02">
            <text:p>0.02</text:p>
          </table:table-cell>
          <table:table-cell table:style-name="ce1" table:formula="of:=STDEV([.P35:.Q35])" office:value-type="float" office:value="0">
            <text:p>0</text:p>
          </table:table-cell>
          <table:table-cell table:style-name="ce1" table:formula="of:=[.S35]/SQRT(2)" office:value-type="float" office:value="0">
            <text:p>0</text:p>
          </table:table-cell>
          <table:table-cell/>
          <table:table-cell table:style-name="ce1" table:formula="of:=[.V34]+[.$B$4]/2" office:value-type="float" office:value="28.56">
            <text:p>28.5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W35:.X35])" office:value-type="float" office:value="0.9">
            <text:p>0.9</text:p>
          </table:table-cell>
          <table:table-cell table:style-name="ce1" table:formula="of:=STDEV([.W35:.X35])" office:value-type="float" office:value="0">
            <text:p>0</text:p>
          </table:table-cell>
          <table:table-cell table:style-name="ce1" table:formula="of:=[.Z3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5]+[.$B$4]/2" office:value-type="float" office:value="29.58">
            <text:p>29.5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style-name="ce1" table:formula="of:=AVERAGE([.P36:.Q36])" office:value-type="float" office:value="0.025">
            <text:p>0.025</text:p>
          </table:table-cell>
          <table:table-cell table:style-name="ce1" table:formula="of:=STDEV([.P36:.Q36])" office:value-type="float" office:value="0.00707106781186547">
            <text:p>0.0070710678</text:p>
          </table:table-cell>
          <table:table-cell table:style-name="ce1" table:formula="of:=[.S36]/SQRT(2)" office:value-type="float" office:value="0.005">
            <text:p>0.005</text:p>
          </table:table-cell>
          <table:table-cell/>
          <table:table-cell table:style-name="ce1" table:formula="of:=[.V35]+[.$B$4]/2" office:value-type="float" office:value="29.58">
            <text:p>29.58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style-name="ce1" table:formula="of:=AVERAGE([.W36:.X36])" office:value-type="float" office:value="0.775">
            <text:p>0.775</text:p>
          </table:table-cell>
          <table:table-cell table:style-name="ce1" table:formula="of:=STDEV([.W36:.X36])" office:value-type="float" office:value="0.106066017177982">
            <text:p>0.1060660172</text:p>
          </table:table-cell>
          <table:table-cell table:style-name="ce1" table:formula="of:=[.Z3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STDEV([.H30:.H33])" office:value-type="float" office:value="0.010864122912903">
            <text:p>0.0108641229</text:p>
          </table:table-cell>
          <table:table-cell table:number-columns-repeated="6"/>
          <table:table-cell table:style-name="ce1" table:formula="of:=[.O36]+[.$B$4]/2" office:value-type="float" office:value="30.6">
            <text:p>30.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P37:.Q37])" office:value-type="float" office:value="0">
            <text:p>0</text:p>
          </table:table-cell>
          <table:table-cell table:style-name="ce1" table:formula="of:=STDEV([.P37:.Q37])" office:value-type="float" office:value="0">
            <text:p>0</text:p>
          </table:table-cell>
          <table:table-cell table:style-name="ce1" table:formula="of:=[.S37]/SQRT(2)" office:value-type="float" office:value="0">
            <text:p>0</text:p>
          </table:table-cell>
          <table:table-cell/>
          <table:table-cell table:style-name="ce1" table:formula="of:=[.V36]+[.$B$4]/2" office:value-type="float" office:value="30.6">
            <text:p>30.6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table:style-name="ce1" table:formula="of:=AVERAGE([.W37:.X37])" office:value-type="float" office:value="0.775">
            <text:p>0.775</text:p>
          </table:table-cell>
          <table:table-cell table:style-name="ce1" table:formula="of:=STDEV([.W37:.X37])" office:value-type="float" office:value="0.0353553390593274">
            <text:p>0.0353553391</text:p>
          </table:table-cell>
          <table:table-cell table:style-name="ce1" table:formula="of:=[.Z3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>
            <text:p>Std Err.Mean</text:p>
          </table:table-cell>
          <table:table-cell table:formula="of:=1/SQRT(4)*[.H37]" office:value-type="float" office:value="0.00543206145645149">
            <text:p>0.0054320615</text:p>
          </table:table-cell>
          <table:table-cell table:number-columns-repeated="13"/>
          <table:table-cell table:style-name="ce1" table:formula="of:=[.V37]+[.$B$4]/2" office:value-type="float" office:value="31.62">
            <text:p>31.6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1" table:formula="of:=AVERAGE([.W38:.X38])" office:value-type="float" office:value="0.65">
            <text:p>0.65</text:p>
          </table:table-cell>
          <table:table-cell table:style-name="ce1" table:formula="of:=STDEV([.W38:.X38])" office:value-type="float" office:value="0.0707106781186547">
            <text:p>0.0707106781</text:p>
          </table:table-cell>
          <table:table-cell table:style-name="ce1" table:formula="of:=[.Z3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8]+[.$B$4]/2" office:value-type="float" office:value="32.64">
            <text:p>32.64</text:p>
          </table:table-cell>
          <table:table-cell table:number-columns-repeated="2" office:value-type="float" office:value="0.65">
            <text:p>0.65</text:p>
          </table:table-cell>
          <table:table-cell table:style-name="ce1" table:formula="of:=AVERAGE([.W39:.X39])" office:value-type="float" office:value="0.65">
            <text:p>0.65</text:p>
          </table:table-cell>
          <table:table-cell table:style-name="ce1" table:formula="of:=STDEV([.W39:.X39])" office:value-type="float" office:value="0">
            <text:p>0</text:p>
          </table:table-cell>
          <table:table-cell table:style-name="ce1" table:formula="of:=[.Z3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9]+[.$B$4]/2" office:value-type="float" office:value="33.66">
            <text:p>33.66</text:p>
          </table:table-cell>
          <table:table-cell office:value-type="float" office:value="0.45">
            <text:p>0.45</text:p>
          </table:table-cell>
          <table:table-cell office:value-type="float" office:value="0.6">
            <text:p>0.6</text:p>
          </table:table-cell>
          <table:table-cell table:style-name="ce1" table:formula="of:=AVERAGE([.W40:.X40])" office:value-type="float" office:value="0.525">
            <text:p>0.525</text:p>
          </table:table-cell>
          <table:table-cell table:style-name="ce1" table:formula="of:=STDEV([.W40:.X40])" office:value-type="float" office:value="0.106066017177982">
            <text:p>0.1060660172</text:p>
          </table:table-cell>
          <table:table-cell table:style-name="ce1" table:formula="of:=[.Z40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0]+[.$B$4]/2" office:value-type="float" office:value="34.68">
            <text:p>34.68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W41:.X41])" office:value-type="float" office:value="0.55">
            <text:p>0.55</text:p>
          </table:table-cell>
          <table:table-cell table:style-name="ce1" table:formula="of:=STDEV([.W41:.X41])" office:value-type="float" office:value="0">
            <text:p>0</text:p>
          </table:table-cell>
          <table:table-cell table:style-name="ce1" table:formula="of:=[.Z4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1]+[.$B$4]/2" office:value-type="float" office:value="35.7">
            <text:p>35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style-name="ce1" table:formula="of:=AVERAGE([.W42:.X42])" office:value-type="float" office:value="0.45">
            <text:p>0.45</text:p>
          </table:table-cell>
          <table:table-cell table:style-name="ce1" table:formula="of:=STDEV([.W42:.X42])" office:value-type="float" office:value="0.0707106781186547">
            <text:p>0.0707106781</text:p>
          </table:table-cell>
          <table:table-cell table:style-name="ce1" table:formula="of:=[.Z4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2]+[.$B$4]/2" office:value-type="float" office:value="36.72">
            <text:p>36.72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W43:.X43])" office:value-type="float" office:value="0.45">
            <text:p>0.45</text:p>
          </table:table-cell>
          <table:table-cell table:style-name="ce1" table:formula="of:=STDEV([.W43:.X43])" office:value-type="float" office:value="0">
            <text:p>0</text:p>
          </table:table-cell>
          <table:table-cell table:style-name="ce1" table:formula="of:=[.Z4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3]+[.$B$4]/2" office:value-type="float" office:value="37.74">
            <text:p>37.74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table:style-name="ce1" table:formula="of:=AVERAGE([.W44:.X44])" office:value-type="float" office:value="0.375">
            <text:p>0.375</text:p>
          </table:table-cell>
          <table:table-cell table:style-name="ce1" table:formula="of:=STDEV([.W44:.X44])" office:value-type="float" office:value="0.106066017177982">
            <text:p>0.1060660172</text:p>
          </table:table-cell>
          <table:table-cell table:style-name="ce1" table:formula="of:=[.Z44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4]+[.$B$4]/2" office:value-type="float" office:value="38.76">
            <text:p>38.76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W45:.X45])" office:value-type="float" office:value="0.4">
            <text:p>0.4</text:p>
          </table:table-cell>
          <table:table-cell table:style-name="ce1" table:formula="of:=STDEV([.W45:.X45])" office:value-type="float" office:value="0">
            <text:p>0</text:p>
          </table:table-cell>
          <table:table-cell table:style-name="ce1" table:formula="of:=[.Z4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5]+[.$B$4]/2" office:value-type="float" office:value="39.78">
            <text:p>39.7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style-name="ce1" table:formula="of:=AVERAGE([.W46:.X46])" office:value-type="float" office:value="0.275">
            <text:p>0.275</text:p>
          </table:table-cell>
          <table:table-cell table:style-name="ce1" table:formula="of:=STDEV([.W46:.X46])" office:value-type="float" office:value="0.106066017177982">
            <text:p>0.1060660172</text:p>
          </table:table-cell>
          <table:table-cell table:style-name="ce1" table:formula="of:=[.Z4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6]+[.$B$4]/2" office:value-type="float" office:value="40.8">
            <text:p>40.8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W47:.X47])" office:value-type="float" office:value="0.325">
            <text:p>0.325</text:p>
          </table:table-cell>
          <table:table-cell table:style-name="ce1" table:formula="of:=STDEV([.W47:.X47])" office:value-type="float" office:value="0.0353553390593274">
            <text:p>0.0353553391</text:p>
          </table:table-cell>
          <table:table-cell table:style-name="ce1" table:formula="of:=[.Z4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7]+[.$B$4]/2" office:value-type="float" office:value="41.82">
            <text:p>41.8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style-name="ce1" table:formula="of:=AVERAGE([.W48:.X48])" office:value-type="float" office:value="0.25">
            <text:p>0.25</text:p>
          </table:table-cell>
          <table:table-cell table:style-name="ce1" table:formula="of:=STDEV([.W48:.X48])" office:value-type="float" office:value="0.0707106781186548">
            <text:p>0.0707106781</text:p>
          </table:table-cell>
          <table:table-cell table:style-name="ce1" table:formula="of:=[.Z4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8]+[.$B$4]/2" office:value-type="float" office:value="42.84">
            <text:p>42.84</text:p>
          </table:table-cell>
          <table:table-cell table:number-columns-repeated="2" office:value-type="float" office:value="0.25">
            <text:p>0.25</text:p>
          </table:table-cell>
          <table:table-cell table:style-name="ce1" table:formula="of:=AVERAGE([.W49:.X49])" office:value-type="float" office:value="0.25">
            <text:p>0.25</text:p>
          </table:table-cell>
          <table:table-cell table:style-name="ce1" table:formula="of:=STDEV([.W49:.X49])" office:value-type="float" office:value="0">
            <text:p>0</text:p>
          </table:table-cell>
          <table:table-cell table:style-name="ce1" table:formula="of:=[.Z4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9]+[.$B$4]/2" office:value-type="float" office:value="43.86">
            <text:p>43.86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style-name="ce1" table:formula="of:=AVERAGE([.W50:.X50])" office:value-type="float" office:value="0.2">
            <text:p>0.2</text:p>
          </table:table-cell>
          <table:table-cell table:style-name="ce1" table:formula="of:=STDEV([.W50:.X50])" office:value-type="float" office:value="0.0707106781186548">
            <text:p>0.0707106781</text:p>
          </table:table-cell>
          <table:table-cell table:style-name="ce1" table:formula="of:=[.Z50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0]+[.$B$4]/2" office:value-type="float" office:value="44.88">
            <text:p>44.88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table:style-name="ce1" table:formula="of:=AVERAGE([.W51:.X51])" office:value-type="float" office:value="0.21">
            <text:p>0.21</text:p>
          </table:table-cell>
          <table:table-cell table:style-name="ce1" table:formula="of:=STDEV([.W51:.X51])" office:value-type="float" office:value="0.0141421356237309">
            <text:p>0.0141421356</text:p>
          </table:table-cell>
          <table:table-cell table:style-name="ce1" table:formula="of:=[.Z51]/SQRT(2)" office:value-type="float" office:value="0.01">
            <text:p>0.01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1]+[.$B$4]/2" office:value-type="float" office:value="45.9">
            <text:p>45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style-name="ce1" table:formula="of:=AVERAGE([.W52:.X52])" office:value-type="float" office:value="0.15">
            <text:p>0.15</text:p>
          </table:table-cell>
          <table:table-cell table:style-name="ce1" table:formula="of:=STDEV([.W52:.X52])" office:value-type="float" office:value="0.0707106781186548">
            <text:p>0.0707106781</text:p>
          </table:table-cell>
          <table:table-cell table:style-name="ce1" table:formula="of:=[.Z5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2]+[.$B$4]/2" office:value-type="float" office:value="46.92">
            <text:p>46.92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style-name="ce1" table:formula="of:=AVERAGE([.W53:.X53])" office:value-type="float" office:value="0.175">
            <text:p>0.175</text:p>
          </table:table-cell>
          <table:table-cell table:style-name="ce1" table:formula="of:=STDEV([.W53:.X53])" office:value-type="float" office:value="0.0353553390593274">
            <text:p>0.0353553391</text:p>
          </table:table-cell>
          <table:table-cell table:style-name="ce1" table:formula="of:=[.Z53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3]+[.$B$4]/2" office:value-type="float" office:value="47.94">
            <text:p>47.94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4:.X54])" office:value-type="float" office:value="0.125">
            <text:p>0.125</text:p>
          </table:table-cell>
          <table:table-cell table:style-name="ce1" table:formula="of:=STDEV([.W54:.X54])" office:value-type="float" office:value="0.0353553390593274">
            <text:p>0.0353553391</text:p>
          </table:table-cell>
          <table:table-cell table:style-name="ce1" table:formula="of:=[.Z54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4]+[.$B$4]/2" office:value-type="float" office:value="48.96">
            <text:p>48.96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5:.X55])" office:value-type="float" office:value="0.125">
            <text:p>0.125</text:p>
          </table:table-cell>
          <table:table-cell table:style-name="ce1" table:formula="of:=STDEV([.W55:.X55])" office:value-type="float" office:value="0.0353553390593274">
            <text:p>0.0353553391</text:p>
          </table:table-cell>
          <table:table-cell table:style-name="ce1" table:formula="of:=[.Z55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5]+[.$B$4]/2" office:value-type="float" office:value="49.98">
            <text:p>49.98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style-name="ce1" table:formula="of:=AVERAGE([.W56:.X56])" office:value-type="float" office:value="0.085">
            <text:p>0.085</text:p>
          </table:table-cell>
          <table:table-cell table:style-name="ce1" table:formula="of:=STDEV([.W56:.X56])" office:value-type="float" office:value="0.0494974746830583">
            <text:p>0.0494974747</text:p>
          </table:table-cell>
          <table:table-cell table:style-name="ce1" table:formula="of:=[.Z56]/SQRT(2)" office:value-type="float" office:value="0.035">
            <text:p>0.03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6]+[.$B$4]/2" office:value-type="float" office:value="51.0000000000001">
            <text:p>5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style-name="ce1" table:formula="of:=AVERAGE([.W57:.X57])" office:value-type="float" office:value="0.105">
            <text:p>0.105</text:p>
          </table:table-cell>
          <table:table-cell table:style-name="ce1" table:formula="of:=STDEV([.W57:.X57])" office:value-type="float" office:value="0.00707106781186547">
            <text:p>0.0070710678</text:p>
          </table:table-cell>
          <table:table-cell table:style-name="ce1" table:formula="of:=[.Z57]/SQRT(2)" office:value-type="float" office:value="0.005">
            <text:p>0.0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7]+[.$B$4]/2" office:value-type="float" office:value="52.0200000000001">
            <text:p>52.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style-name="ce1" table:formula="of:=AVERAGE([.W58:.X58])" office:value-type="float" office:value="0.05">
            <text:p>0.05</text:p>
          </table:table-cell>
          <table:table-cell table:style-name="ce1" table:formula="of:=STDEV([.W58:.X58])" office:value-type="float" office:value="0.0707106781186548">
            <text:p>0.0707106781</text:p>
          </table:table-cell>
          <table:table-cell table:style-name="ce1" table:formula="of:=[.Z5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8]+[.$B$4]/2" office:value-type="float" office:value="53.0400000000001">
            <text:p>53.04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table:style-name="ce1" table:formula="of:=AVERAGE([.W59:.X59])" office:value-type="float" office:value="0.0875">
            <text:p>0.0875</text:p>
          </table:table-cell>
          <table:table-cell table:style-name="ce1" table:formula="of:=STDEV([.W59:.X59])" office:value-type="float" office:value="0.0176776695296637">
            <text:p>0.0176776695</text:p>
          </table:table-cell>
          <table:table-cell table:style-name="ce1" table:formula="of:=[.Z59]/SQRT(2)" office:value-type="float" office:value="0.0125">
            <text:p>0.01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9]+[.$B$4]/2" office:value-type="float" office:value="54.0600000000001">
            <text:p>54.0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style-name="ce1" table:formula="of:=AVERAGE([.W60:.X60])" office:value-type="float" office:value="0.04">
            <text:p>0.04</text:p>
          </table:table-cell>
          <table:table-cell table:style-name="ce1" table:formula="of:=STDEV([.W60:.X60])" office:value-type="float" office:value="0.0565685424949238">
            <text:p>0.0565685425</text:p>
          </table:table-cell>
          <table:table-cell table:style-name="ce1" table:formula="of:=[.Z60]/SQRT(2)" office:value-type="float" office:value="0.04">
            <text:p>0.04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0]+[.$B$4]/2" office:value-type="float" office:value="55.0800000000001">
            <text:p>55.08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W61:.X61])" office:value-type="float" office:value="0.05">
            <text:p>0.05</text:p>
          </table:table-cell>
          <table:table-cell table:style-name="ce1" table:formula="of:=STDEV([.W61:.X61])" office:value-type="float" office:value="0">
            <text:p>0</text:p>
          </table:table-cell>
          <table:table-cell table:style-name="ce1" table:formula="of:=[.Z6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1]+[.$B$4]/2" office:value-type="float" office:value="56.1000000000001">
            <text:p>56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style-name="ce1" table:formula="of:=AVERAGE([.W62:.X62])" office:value-type="float" office:value="0.025">
            <text:p>0.025</text:p>
          </table:table-cell>
          <table:table-cell table:style-name="ce1" table:formula="of:=STDEV([.W62:.X62])" office:value-type="float" office:value="0.0353553390593274">
            <text:p>0.0353553391</text:p>
          </table:table-cell>
          <table:table-cell table:style-name="ce1" table:formula="of:=[.Z62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2]+[.$B$4]/2" office:value-type="float" office:value="57.1200000000001">
            <text:p>57.12</text:p>
          </table:table-cell>
          <table:table-cell table:number-columns-repeated="2" office:value-type="float" office:value="0.025">
            <text:p>0.025</text:p>
          </table:table-cell>
          <table:table-cell table:style-name="ce1" table:formula="of:=AVERAGE([.W63:.X63])" office:value-type="float" office:value="0.025">
            <text:p>0.025</text:p>
          </table:table-cell>
          <table:table-cell table:style-name="ce1" table:formula="of:=STDEV([.W63:.X63])" office:value-type="float" office:value="0">
            <text:p>0</text:p>
          </table:table-cell>
          <table:table-cell table:style-name="ce1" table:formula="of:=[.Z6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3]+[.$B$4]/2" office:value-type="float" office:value="58.1400000000001">
            <text:p>58.1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4:.X64])" office:value-type="float" office:value="0">
            <text:p>0</text:p>
          </table:table-cell>
          <table:table-cell table:style-name="ce1" table:formula="of:=STDEV([.W64:.X64])" office:value-type="float" office:value="0">
            <text:p>0</text:p>
          </table:table-cell>
          <table:table-cell table:style-name="ce1" table:formula="of:=[.Z6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4]+[.$B$4]/2" office:value-type="float" office:value="59.1600000000001">
            <text:p>59.1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5:.X65])" office:value-type="float" office:value="0">
            <text:p>0</text:p>
          </table:table-cell>
          <table:table-cell table:style-name="ce1" table:formula="of:=STDEV([.W65:.X65])" office:value-type="float" office:value="0">
            <text:p>0</text:p>
          </table:table-cell>
          <table:table-cell table:style-name="ce1" table:formula="of:=[.Z65]/SQRT(2)" office:value-type="float" office:value="0">
            <text:p>0</text:p>
          </table:table-cell>
          <table:table-cell table:number-columns-repeated="99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. Osc. Diag" table:style-name="ta3">
        <table:table-column table:style-name="co3" table:number-columns-repeated="1024" table:default-cell-style-name="Default"/>
        <table:table-row table:style-name="ro1">
          <table:table-cell>
            <draw:frame table:end-cell-address="'Damp. Osc. Diag'.I24" table:end-x="0.348in" table:end-y="0.039in" draw:z-index="0" draw:name="Diagramm 1" draw:style-name="gr1" draw:text-style-name="P1" svg:width="6.4969in" svg:height="3.9961in" svg:x="0.4622in" svg:y="0.1157in">
              <draw:object draw:notify-on-update-of-ranges="'Dampened oscillations'.D7:'Dampened oscillations'.D28 'Dampened oscillations'.A7:'Dampened oscillations'.A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24" table:end-x="0.5071in" table:end-y="0.039in" draw:z-index="1" draw:name="Diagramm 2" draw:style-name="gr1" draw:text-style-name="P1" svg:width="6.4429in" svg:height="3.9752in" svg:x="0.6752in" svg:y="0.1366in">
              <draw:object draw:notify-on-update-of-ranges="'Dampened oscillations'.K7:'Dampened oscillations'.K22 'Dampened oscillations'.H7:'Dampened oscillations'.H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'Damp. Osc. Diag'.I47" table:end-x="0.3476in" table:end-y="0.1248in" draw:z-index="2" draw:name="Diagramm 3" draw:style-name="gr1" draw:text-style-name="P1" svg:width="6.5228in" svg:height="4.0083in" svg:x="0.4358in" svg:y="0.0122in">
              <draw:object draw:notify-on-update-of-ranges="'Dampened oscillations'.R7:'Dampened oscillations'.R36 'Dampened oscillations'.O7:'Dampened oscillations'.O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47" table:end-x="0.4823in" table:end-y="0.1126in" draw:z-index="3" draw:name="Diagramm 4" draw:style-name="gr1" draw:text-style-name="P1" svg:width="6.4303in" svg:height="3.9839in" svg:x="0.663in" svg:y="0.0244in">
              <draw:object draw:notify-on-update-of-ranges="'Dampened oscillations'.Y7:'Dampened oscillations'.Y63 'Dampened oscillations'.V7:'Dampened oscillations'.V6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C$1" table:expression="[.A1]/[.$C1]"/>
        <table:named-expression table:name="__shared_1_10_0" table:base-cell-address="$Sheet1.$C$1" table:expression="AVERAGE([.A1:.B1])"/>
        <table:named-expression table:name="__shared_1_1_0" table:base-cell-address="$Sheet1.$C$1" table:expression="[.A1]/[.$C1]"/>
        <table:named-expression table:name="__shared_1_2_0" table:base-cell-address="$Sheet1.$C$1" table:expression="2*[.$F$1]*[.A1]"/>
        <table:named-expression table:name="__shared_1_3_0" table:base-cell-address="$Sheet1.$C$1" table:expression="2*[.$F$1]*[.A1]"/>
        <table:named-expression table:name="__shared_1_4_0" table:base-cell-address="$Sheet1.$C$1" table:expression="AVERAGE([.A1:.B1])"/>
        <table:named-expression table:name="__shared_1_5_0" table:base-cell-address="$Sheet1.$C$1" table:expression="AVERAGE([.A1:.B1])"/>
        <table:named-expression table:name="__shared_1_6_0" table:base-cell-address="$Sheet1.$C$1" table:expression="[.A1]/[.$C1]"/>
        <table:named-expression table:name="__shared_1_7_0" table:base-cell-address="$Sheet1.$C$1" table:expression="[.A1]/[.$C1]"/>
        <table:named-expression table:name="__shared_1_8_0" table:base-cell-address="$Sheet1.$C$1" table:expression="2*[.$F$1]*[.A1]"/>
        <table:named-expression table:name="__shared_1_9_0" table:base-cell-address="$Sheet1.$C$1" table:expression="2*[.$F$1]*[.A1]"/>
        <table:named-expression table:name="__shared_2_0_0" table:base-cell-address="$Sheet1.$C$1" table:expression="AVERAGE([.A1:.B1])"/>
        <table:named-expression table:name="__shared_2_10_0" table:base-cell-address="$Sheet1.$D$1" table:expression="STDEV([.A1:.B1])"/>
        <table:named-expression table:name="__shared_2_11_0" table:base-cell-address="$Sheet1.$B$1" table:expression="[.A1]/SQRT(2)"/>
        <table:named-expression table:name="__shared_2_12_0" table:base-cell-address="$Sheet1.$A$2" table:expression="[.A1]+[.$B$4]/2"/>
        <table:named-expression table:name="__shared_2_13_0" table:base-cell-address="$Sheet1.$A$2" table:expression="[.A1]+[.$B$4]/2"/>
        <table:named-expression table:name="__shared_2_14_0" table:base-cell-address="$Sheet1.$A$2" table:expression="[.A1]+[.$B$4]/2"/>
        <table:named-expression table:name="__shared_2_15_0" table:base-cell-address="$Sheet1.$A$2" table:expression="[.A1]+[.$B$4]/2"/>
        <table:named-expression table:name="__shared_2_16_0" table:base-cell-address="$Sheet1.$C$1" table:expression="AVERAGE([.A1:.B1])"/>
        <table:named-expression table:name="__shared_2_17_0" table:base-cell-address="$Sheet1.$D$1" table:expression="STDEV([.A1:.B1])"/>
        <table:named-expression table:name="__shared_2_18_0" table:base-cell-address="$Sheet1.$B$1" table:expression="[.A1]/SQRT(2)"/>
        <table:named-expression table:name="__shared_2_19_0" table:base-cell-address="$Sheet1.$A$2" table:expression="[.A1]+[.$B$4]/2"/>
        <table:named-expression table:name="__shared_2_1_0" table:base-cell-address="$Sheet1.$D$1" table:expression="STDEV([.A1:.B1])"/>
        <table:named-expression table:name="__shared_2_2_0" table:base-cell-address="$Sheet1.$B$1" table:expression="[.A1]/SQRT(2)"/>
        <table:named-expression table:name="__shared_2_3_0" table:base-cell-address="$Sheet1.$C$1" table:expression="AVERAGE([.A1:.B1])"/>
        <table:named-expression table:name="__shared_2_4_0" table:base-cell-address="$Sheet1.$D$1" table:expression="STDEV([.A1:.B1])"/>
        <table:named-expression table:name="__shared_2_5_0" table:base-cell-address="$Sheet1.$B$1" table:expression="[.A1]/SQRT(2)"/>
        <table:named-expression table:name="__shared_2_6_0" table:base-cell-address="$Sheet1.$C$1" table:expression="AVERAGE([.A1:.B1])"/>
        <table:named-expression table:name="__shared_2_7_0" table:base-cell-address="$Sheet1.$D$1" table:expression="STDEV([.A1:.B1])"/>
        <table:named-expression table:name="__shared_2_8_0" table:base-cell-address="$Sheet1.$B$1" table:expression="[.A1]/SQRT(2)"/>
        <table:named-expression table:name="__shared_2_9_0" table:base-cell-address="$Sheet1.$C$1" table:expression="AVERAGE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6:23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mpened_20_oscillations" style:display-name="PageStyle_Dampened oscil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mp._20_Osc._20_Diag" style:display-name="PageStyle_Damp. Osc. Dia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</meta:initial-creator>
    <meta:editing-cycles>2</meta:editing-cycles>
    <meta:print-date>2013-04-09T11:16:45</meta:print-date>
    <meta:creation-date>2013-03-28T12:55:58</meta:creation-date>
    <dc:date>2013-04-10T16:51:26</dc:date>
    <meta:editing-duration>P0D</meta:editing-duration>
    <meta:generator>LibreOffice/4.0.1.2$Linux_X86_64 LibreOffice_project/84102822e3d61eb989ddd325abf1ac077904985</meta:generator>
    <meta:document-statistic meta:table-count="3" meta:cell-count="1231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0000">
      <style:chart-properties chart:symbol-type="automatic" chart:symbol-width="0.176cm" chart:symbol-height="0.176cm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94cm" svg:height="12.913cm" xlink:href=".." xlink:type="simple" chart:class="chart:scatter" chart:style-name="ch1">
        <chart:title svg:x="5.416cm" svg:y="0.394cm" chart:style-name="ch2">
          <text:p>Measured Amplitude History</text:p>
        </chart:title>
        <chart:legend chart:legend-position="end" svg:x="18.719cm" svg:y="5.908cm" style:legend-expansion="high" chart:style-name="ch3"/>
        <chart:plot-area chart:style-name="ch4" table:cell-range-address="Sheet1.J16:Sheet1.J36 Sheet1.M16:Sheet1.M36 Sheet1.M40:Sheet1.M49" svg:x="1.483cm" svg:y="2.291cm" svg:width="16.39cm" svg:height="9.334cm">
          <chartooo:coordinate-region svg:x="1.946cm" svg:y="2.491cm" svg:width="15.819cm" svg:height="8.487cm"/>
          <chart:axis chart:dimension="x" chart:name="primary-x" chart:style-name="ch5">
            <chart:title svg:x="7.325cm" svg:y="11.884cm" chart:style-name="ch6">
              <text:p>Circular Frequency [Hz]</text:p>
            </chart:title>
          </chart:axis>
          <chart:axis chart:dimension="y" chart:name="primary-y" chart:style-name="ch5">
            <chart:title svg:x="0.451cm" svg:y="8.001cm" chart:style-name="ch7">
              <text:p>Amplitude</text:p>
            </chart:title>
            <chart:grid chart:style-name="ch8" chart:class="major"/>
          </chart:axis>
          <chart:series chart:style-name="ch9" chart:values-cell-range-address="Sheet1.M16:Sheet1.M36" chart:class="chart:scatter">
            <chart:domain table:cell-range-address="Sheet1.J16:Sheet1.J36"/>
            <chart:data-point chart:repeated="21"/>
          </chart:series>
          <chart:series chart:style-name="ch9" chart:values-cell-range-address="Sheet1.M40:Sheet1.M49" chart:class="chart:scatter">
            <chart:domain table:cell-range-address="Sheet1.J40:Sheet1.J4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7907002202113">
                <text:p>8.37907002202113</text:p>
                <draw:g>
                  <svg:desc>Sheet1.J16:Sheet1.J36</svg:desc>
                </draw:g>
              </table:table-cell>
              <table:table-cell office:value-type="float" office:value="0.05">
                <text:p>0.05</text:p>
                <draw:g>
                  <svg:desc>Sheet1.M16:Sheet1.M36</svg:desc>
                </draw:g>
              </table:table-cell>
              <table:table-cell office:value-type="float" office:value="4.61998919645557">
                <text:p>4.61998919645557</text:p>
                <draw:g>
                  <svg:desc>Sheet1.J40:Sheet1.J49</svg:desc>
                </draw:g>
              </table:table-cell>
              <table:table-cell office:value-type="float" office:value="0.2">
                <text:p>0.2</text:p>
                <draw:g>
                  <svg:desc>Sheet1.M40:Sheet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2768288921768">
                <text:p>4.02768288921768</text:p>
              </table:table-cell>
              <table:table-cell office:value-type="float" office:value="0.75">
                <text:p>0.75</text:p>
              </table:table-cell>
              <table:table-cell office:value-type="float" office:value="3.71799130571901">
                <text:p>3.71799130571901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768288921768">
                <text:p>4.02768288921768</text:p>
              </table:table-cell>
              <table:table-cell office:value-type="float" office:value="0.7">
                <text:p>0.7</text:p>
              </table:table-cell>
              <table:table-cell office:value-type="float" office:value="3.45271656372791">
                <text:p>3.452716563727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987938605594">
                <text:p>3.52987938605594</text:p>
              </table:table-cell>
              <table:table-cell office:value-type="float" office:value="1.35">
                <text:p>1.35</text:p>
              </table:table-cell>
              <table:table-cell office:value-type="float" office:value="3.27249234748936">
                <text:p>3.272492347489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1.45">
                <text:p>1.45</text:p>
              </table:table-cell>
              <table:table-cell office:value-type="float" office:value="3.07999279763705">
                <text:p>3.0799927976370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0693963535767">
                <text:p>3.30693963535767</text:p>
              </table:table-cell>
              <table:table-cell office:value-type="float" office:value="2.3">
                <text:p>2.3</text:p>
              </table:table-cell>
              <table:table-cell office:value-type="float" office:value="3.02187972598352">
                <text:p>3.021879725983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3045081217665">
                <text:p>3.23045081217665</text:p>
              </table:table-cell>
              <table:table-cell office:value-type="float" office:value="2.65">
                <text:p>2.65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4.35">
                <text:p>4.35</text:p>
              </table:table-cell>
              <table:table-cell office:value-type="float" office:value="2.41660973353061">
                <text:p>2.4166097335306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5.125">
                <text:p>5.125</text:p>
              </table:table-cell>
              <table:table-cell office:value-type="float" office:value="2.24399475256414">
                <text:p>2.243994752564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4">
                <text:p>4</text:p>
              </table:table-cell>
              <table:table-cell office:value-type="float" office:value="2.05341625085115">
                <text:p>2.0534162508511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1048777583147">
                <text:p>3.11048777583147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524028673426">
                <text:p>3.09524028673426</text:p>
              </table:table-cell>
              <table:table-cell office:value-type="float" office:value="6.075">
                <text:p>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9216668221269">
                <text:p>3.0921666822126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7999279763705">
                <text:p>3.07999279763705</text:p>
              </table:table-cell>
              <table:table-cell office:value-type="float" office:value="6.225">
                <text:p>6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008995494154">
                <text:p>3.05008995494154</text:p>
              </table:table-cell>
              <table:table-cell office:value-type="float" office:value="4.975">
                <text:p>4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6376665432999">
                <text:p>2.96376665432999</text:p>
              </table:table-cell>
              <table:table-cell office:value-type="float" office:value="3.175">
                <text:p>3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499172774406">
                <text:p>2.9499172774406</text:p>
              </table:table-cell>
              <table:table-cell office:value-type="float" office:value="3.075">
                <text:p>3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21950950365">
                <text:p>2.8821950950365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0826952895672">
                <text:p>2.7082695289567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7999607143839">
                <text:p>1.67999607143839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03cm" svg:height="10.151cm" xlink:href=".." xlink:type="simple" chart:class="chart:scatter" chart:style-name="ch1">
        <chart:title svg:x="6.39cm" svg:y="0.339cm" chart:style-name="ch2">
          <text:p>I = 0.65 A</text:p>
        </chart:title>
        <chart:legend chart:legend-position="end" svg:x="11.015cm" svg:y="4.949cm" style:legend-expansion="custom" chartooo:width="5.049cm" chartooo:height="1.755cm" style:legend-expansion-aspect-ratio="2.87692307692308" chart:style-name="ch3"/>
        <chart:plot-area chart:style-name="ch4" table:cell-range-address="'Dampened oscillations'.A7:'Dampened oscillations'.A28 'Dampened oscillations'.D7:'Dampened oscillations'.D28" chart:data-source-has-labels="row" svg:x="1.39cm" svg:y="2.071cm" svg:width="9.194cm" svg:height="6.847cm">
          <chartooo:coordinate-region svg:x="2.382cm" svg:y="2.27cm" svg:width="7.989cm" svg:height="6.449cm"/>
          <chart:axis chart:dimension="x" chart:name="primary-x" chart:style-name="ch5">
            <chart:title svg:x="5.116cm" svg:y="9.122cm" chart:style-name="ch6">
              <text:p>Time [s]</text:p>
            </chart:title>
          </chart:axis>
          <chart:axis chart:dimension="y" chart:name="primary-y" chart:style-name="ch7">
            <chart:title svg:x="0.451cm" svg:y="7.225cm" chart:style-name="ch8">
              <text:p>log10(Amplitude)</text:p>
            </chart:title>
            <chart:grid chart:style-name="ch9" chart:class="major"/>
          </chart:axis>
          <chart:series chart:style-name="ch10" chart:values-cell-range-address="'Dampened oscillations'.D7:'Dampened oscillations'.D28" chart:label-cell-address="" chart:class="chart:scatter">
            <chart:domain table:cell-range-address="'Dampened oscillations'.A7:'Dampened oscillations'.A28"/>
            <chart:regression-curve chart:style-name="ch11">
              <chart:equation chart:style-name="ch12"/>
            </chart:regression-curve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= 0.65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A7:'Dampened oscillations'.A28</svg:desc>
                </draw:g>
              </table:table-cell>
              <table:table-cell office:value-type="float" office:value="6">
                <text:p>6</text:p>
                <draw:g>
                  <svg:desc>'Dampened oscillations'.D7:'Dampened oscillations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66cm" svg:height="10.098cm" xlink:href=".." xlink:type="simple" chart:class="chart:scatter" chart:style-name="ch1">
        <chart:title svg:x="6.547cm" svg:y="0.337cm" chart:style-name="ch2">
          <text:p>I = 0.8 A</text:p>
        </chart:title>
        <chart:legend chart:legend-position="end" svg:x="11.133cm" svg:y="4.501cm" style:legend-expansion="high" chart:style-name="ch3"/>
        <chart:plot-area chart:style-name="ch4" table:cell-range-address="'Dampened oscillations'.H7:'Dampened oscillations'.H22 'Dampened oscillations'.K7:'Dampened oscillations'.K22" chart:data-source-has-labels="row" svg:x="1.784cm" svg:y="2.063cm" svg:width="8.695cm" svg:height="6.804cm">
          <chartooo:coordinate-region svg:x="2.776cm" svg:y="2.262cm" svg:width="7.49cm" svg:height="6.406cm"/>
          <chart:axis chart:dimension="x" chart:name="primary-x" chart:style-name="ch5">
            <chart:title svg:x="5.26cm" svg:y="9.069cm" chart:style-name="ch6">
              <text:p>Time [s]</text:p>
            </chart:title>
          </chart:axis>
          <chart:axis chart:dimension="y" chart:name="primary-y" chart:style-name="ch7">
            <chart:title svg:x="0.451cm" svg:y="7.196cm" chart:style-name="ch8">
              <text:p>log10(Amplitude)
</text:p>
            </chart:title>
            <chart:grid chart:style-name="ch9" chart:class="major"/>
          </chart:axis>
          <chart:series chart:style-name="ch10" chart:values-cell-range-address="'Dampened oscillations'.K7:'Dampened oscillations'.K22" chart:label-cell-address="" chart:class="chart:scatter">
            <chart:domain table:cell-range-address="'Dampened oscillations'.H7:'Dampened oscillations'.H22"/>
            <chart:regression-curve chart:style-name="ch11">
              <chart:equation chart:style-name="ch12"/>
            </chart:regression-curve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 = 0.8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H7:'Dampened oscillations'.H22</svg:desc>
                </draw:g>
              </table:table-cell>
              <table:table-cell office:value-type="float" office:value="6">
                <text:p>6</text:p>
                <draw:g>
                  <svg:desc>'Dampened oscillations'.K7:'Dampened oscillation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69cm" svg:height="10.182cm" xlink:href=".." xlink:type="simple" chart:class="chart:scatter" chart:style-name="ch1">
        <chart:title svg:x="6.648cm" svg:y="0.339cm" chart:style-name="ch2">
          <text:p>I = 0.5 A</text:p>
        </chart:title>
        <chart:legend chart:legend-position="end" svg:x="11.336cm" svg:y="4.543cm" style:legend-expansion="high" chart:style-name="ch3"/>
        <chart:plot-area chart:style-name="ch4" table:cell-range-address="'Dampened oscillations'.O7:'Dampened oscillations'.O36 'Dampened oscillations'.R7:'Dampened oscillations'.R36" chart:data-source-has-labels="row" svg:x="1.391cm" svg:y="2.071cm" svg:width="9.283cm" svg:height="6.878cm">
          <chartooo:coordinate-region svg:x="2.383cm" svg:y="2.27cm" svg:width="8.078cm" svg:height="6.48cm"/>
          <chart:axis chart:dimension="x" chart:name="primary-x" chart:style-name="ch5">
            <chart:title svg:x="5.161cm" svg:y="9.153cm" chart:style-name="ch6">
              <text:p>Time [s]</text:p>
            </chart:title>
          </chart:axis>
          <chart:axis chart:dimension="y" chart:name="primary-y" chart:style-name="ch7">
            <chart:title svg:x="0.451cm" svg:y="7.162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R7:'Dampened oscillations'.R36" chart:label-cell-address="" chart:class="chart:scatter">
            <chart:domain table:cell-range-address="'Dampened oscillations'.O7:'Dampened oscillations'.O36"/>
            <chart:regression-curve chart:style-name="ch11">
              <chart:equation chart:style-name="ch12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I = 0.5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O7:'Dampened oscillations'.O36</svg:desc>
                </draw:g>
              </table:table-cell>
              <table:table-cell office:value-type="float" office:value="6">
                <text:p>6</text:p>
                <draw:g>
                  <svg:desc>'Dampened oscillations'.R7:'Dampened oscillations'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34cm" svg:height="10.12cm" xlink:href=".." xlink:type="simple" chart:class="chart:scatter" chart:style-name="ch1">
        <chart:title svg:x="6.531cm" svg:y="0.338cm" chart:style-name="ch2">
          <text:p>I = 0.3 A</text:p>
        </chart:title>
        <chart:legend chart:legend-position="end" svg:x="11.101cm" svg:y="4.512cm" style:legend-expansion="high" chart:style-name="ch3"/>
        <chart:plot-area chart:style-name="ch4" table:cell-range-address="'Dampened oscillations'.V7:'Dampened oscillations'.V63 'Dampened oscillations'.Y7:'Dampened oscillations'.Y63" chart:data-source-has-labels="row" svg:x="1.386cm" svg:y="2.067cm" svg:width="9.063cm" svg:height="6.821cm">
          <chartooo:coordinate-region svg:x="2.378cm" svg:y="2.266cm" svg:width="7.858cm" svg:height="6.423cm"/>
          <chart:axis chart:dimension="x" chart:name="primary-x" chart:style-name="ch5">
            <chart:title svg:x="5.046cm" svg:y="9.091cm" chart:style-name="ch6">
              <text:p>Time [s]</text:p>
            </chart:title>
          </chart:axis>
          <chart:axis chart:dimension="y" chart:name="primary-y" chart:style-name="ch7">
            <chart:title svg:x="0.451cm" svg:y="7.129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Y7:'Dampened oscillations'.Y63" chart:label-cell-address="" chart:class="chart:scatter">
            <chart:domain table:cell-range-address="'Dampened oscillations'.V7:'Dampened oscillations'.V63"/>
            <chart:regression-curve chart:style-name="ch11">
              <chart:equation chart:style-name="ch12"/>
            </chart:regression-curve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I = 0.3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V7:'Dampened oscillations'.V63</svg:desc>
                </draw:g>
              </table:table-cell>
              <table:table-cell office:value-type="float" office:value="6">
                <text:p>6</text:p>
                <draw:g>
                  <svg:desc>'Dampened oscillations'.Y7:'Dampened oscillations'.Y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62">
                <text:p>31.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64">
                <text:p>32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66">
                <text:p>33.6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68">
                <text:p>34.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">
                <text:p>35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72">
                <text:p>36.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74">
                <text:p>37.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76">
                <text:p>38.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78">
                <text:p>39.7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8">
                <text:p>40.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82">
                <text:p>41.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4">
                <text:p>42.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86">
                <text:p>43.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88">
                <text:p>44.8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9">
                <text:p>4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92">
                <text:p>46.9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94">
                <text:p>47.9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96">
                <text:p>48.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98">
                <text:p>49.9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0000000000001">
                <text:p>51.00000000000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0400000000001">
                <text:p>53.040000000000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0600000000001">
                <text:p>54.0600000000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0800000000001">
                <text:p>55.08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1200000000001">
                <text:p>57.1200000000001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